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8">
      <style:table-cell-properties style:vertical-align="automatic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Excel_BuiltIn_Comma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ABR_20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4" table:default-cell-style-name="ce1"/>
        <table:table-column table:style-name="co13" table:number-columns-repeated="15360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496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5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26">
            <text:p>Período: Abril-2017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95.29" table:style-name="ce14">
            <text:p>95<text:s/></text:p>
          </table:table-cell>
          <table:table-cell office:value-type="float" office:value="98482.69" table:style-name="ce14">
            <text:p>98.483<text:s/></text:p>
          </table:table-cell>
          <table:table-cell office:value-type="float" office:value="52684333.75" table:style-name="ce14">
            <text:p>52.684.334<text:s/></text:p>
          </table:table-cell>
          <table:table-cell office:value-type="float" office:value="3223.8" table:style-name="ce14">
            <text:p>3.224<text:s/></text:p>
          </table:table-cell>
          <table:table-cell office:value-type="float" office:value="54025341.030000001" table:style-name="ce14">
            <text:p>54.025.341<text:s/></text:p>
          </table:table-cell>
          <table:table-cell office:value-type="float" office:value="26122189.780000001" table:style-name="ce14">
            <text:p>26.122.190<text:s/></text:p>
          </table:table-cell>
          <table:table-cell office:value-type="float" office:value="3709312.09" table:style-name="ce14">
            <text:p>3.709.312<text:s/></text:p>
          </table:table-cell>
          <table:table-cell office:value-type="float" office:value="77153959.969999999" table:style-name="ce14">
            <text:p>77.153.960<text:s/></text:p>
          </table:table-cell>
          <table:table-cell office:value-type="float" office:value="31692894.359999999" table:style-name="ce14">
            <text:p>31.692.894<text:s/></text:p>
          </table:table-cell>
          <table:table-cell office:value-type="float" office:value="2081177.16" table:style-name="ce14">
            <text:p>2.081.177<text:s/></text:p>
          </table:table-cell>
          <table:table-cell office:value-type="float" office:value="49595478.460000001" table:style-name="ce14">
            <text:p>49.595.478<text:s/></text:p>
          </table:table-cell>
          <table:table-cell office:value-type="float" office:value="376606.51" table:style-name="ce14">
            <text:p>376.607<text:s/></text:p>
          </table:table-cell>
          <table:table-cell office:value-type="float" office:value="1357881" table:style-name="ce14">
            <text:p>1.357.881<text:s/></text:p>
          </table:table-cell>
          <table:table-cell office:value-type="float" office:value="3744744.27" table:style-name="ce14">
            <text:p>3.744.744<text:s/></text:p>
          </table:table-cell>
          <table:table-cell office:value-type="float" office:value="3043753.9" table:style-name="ce14">
            <text:p>3.043.754<text:s/></text:p>
          </table:table-cell>
          <table:table-cell office:value-type="float" office:value="61261400.229999997" table:style-name="ce14">
            <text:p>61.261.400<text:s/></text:p>
          </table:table-cell>
          <table:table-cell office:value-type="float" office:value="7298.16" table:style-name="ce14">
            <text:p>7.298<text:s/></text:p>
          </table:table-cell>
          <table:table-cell office:value-type="float" office:value="187520425.11000001" table:style-name="ce14">
            <text:p>187.520.425<text:s/></text:p>
          </table:table-cell>
          <table:table-cell office:value-type="float" office:value="188437304.52000001" table:style-name="ce14">
            <text:p>188.437.305<text:s/></text:p>
          </table:table-cell>
          <table:table-cell office:value-type="float" office:value="382626.68" table:style-name="ce14">
            <text:p>382.627<text:s/></text:p>
          </table:table-cell>
          <table:table-cell office:value-type="float" office:value="137171.54" table:style-name="ce14">
            <text:p>137.172<text:s/></text:p>
          </table:table-cell>
          <table:table-cell office:value-type="float" office:value="23681.33" table:style-name="ce14">
            <text:p>23.681<text:s/></text:p>
          </table:table-cell>
          <table:table-cell office:value-type="float" office:value="74472498.290000007" table:style-name="ce14">
            <text:p>74.472.498<text:s/></text:p>
          </table:table-cell>
          <table:table-cell office:value-type="float" office:value="333287495.24000001" table:style-name="ce14">
            <text:p>333.287.495<text:s/></text:p>
          </table:table-cell>
          <table:table-cell office:value-type="float" office:value="4613.43" table:style-name="ce14">
            <text:p>4.613<text:s/></text:p>
          </table:table-cell>
          <table:table-cell office:value-type="float" office:value="1107604125.52" table:style-name="ce14">
            <text:p>1.107.604.126<text:s/></text:p>
          </table:table-cell>
          <table:table-cell office:value-type="float" office:value="14.85" table:style-name="ce14">
            <text:p>15<text:s/></text:p>
          </table:table-cell>
          <table:table-cell office:value-type="float" office:value="2258828128.9599996" table:style-name="ce15">
            <text:p>2.258.828.12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4">
            <text:p>-<text:s/></text:p>
          </table:table-cell>
          <table:table-cell office:value-type="float" office:value="1425.67" table:style-name="ce14">
            <text:p>1.426<text:s/></text:p>
          </table:table-cell>
          <table:table-cell office:value-type="float" office:value="-3.46" table:style-name="ce14">
            <text:p>(3)</text:p>
          </table:table-cell>
          <table:table-cell office:value-type="float" office:value="0" table:style-name="ce14">
            <text:p>-<text:s/></text:p>
          </table:table-cell>
          <table:table-cell office:value-type="float" office:value="16412.650000000001" table:style-name="ce14">
            <text:p>16.413<text:s/></text:p>
          </table:table-cell>
          <table:table-cell office:value-type="float" office:value="-17.46" table:style-name="ce14">
            <text:p>(17)</text:p>
          </table:table-cell>
          <table:table-cell office:value-type="float" office:value="-38.51" table:style-name="ce14">
            <text:p>(39)</text:p>
          </table:table-cell>
          <table:table-cell office:value-type="float" office:value="-39.17" table:style-name="ce14">
            <text:p>(39)</text:p>
          </table:table-cell>
          <table:table-cell office:value-type="float" office:value="140639.57" table:style-name="ce14">
            <text:p>140.640<text:s/></text:p>
          </table:table-cell>
          <table:table-cell office:value-type="float" office:value="-3.53" table:style-name="ce14">
            <text:p>(4)</text:p>
          </table:table-cell>
          <table:table-cell office:value-type="float" office:value="-865.53" table:style-name="ce14">
            <text:p>(866)</text:p>
          </table:table-cell>
          <table:table-cell office:value-type="float" office:value="-28.93" table:style-name="ce14">
            <text:p>(29)</text:p>
          </table:table-cell>
          <table:table-cell office:value-type="float" office:value="-7.36" table:style-name="ce14">
            <text:p>(7)</text:p>
          </table:table-cell>
          <table:table-cell office:value-type="float" office:value="51930.95" table:style-name="ce14">
            <text:p>51.931<text:s/></text:p>
          </table:table-cell>
          <table:table-cell office:value-type="float" office:value="-141.34" table:style-name="ce14">
            <text:p>(141)</text:p>
          </table:table-cell>
          <table:table-cell office:value-type="float" office:value="7608.97" table:style-name="ce14">
            <text:p>7.609<text:s/></text:p>
          </table:table-cell>
          <table:table-cell office:value-type="float" office:value="-66.17" table:style-name="ce14">
            <text:p>(66)</text:p>
          </table:table-cell>
          <table:table-cell office:value-type="float" office:value="50824.73" table:style-name="ce14">
            <text:p>50.825<text:s/></text:p>
          </table:table-cell>
          <table:table-cell office:value-type="float" office:value="4337.8900000000003" table:style-name="ce14">
            <text:p>4.338<text:s/></text:p>
          </table:table-cell>
          <table:table-cell office:value-type="float" office:value="-4.3099999999999996" table:style-name="ce14">
            <text:p>(4)</text:p>
          </table:table-cell>
          <table:table-cell office:value-type="float" office:value="-13.74" table:style-name="ce14">
            <text:p>(14)</text:p>
          </table:table-cell>
          <table:table-cell office:value-type="float" office:value="-2.56" table:style-name="ce14">
            <text:p>(3)</text:p>
          </table:table-cell>
          <table:table-cell office:value-type="float" office:value="202665.42" table:style-name="ce14">
            <text:p>202.665<text:s/></text:p>
          </table:table-cell>
          <table:table-cell office:value-type="float" office:value="27764.28" table:style-name="ce14">
            <text:p>27.764<text:s/></text:p>
          </table:table-cell>
          <table:table-cell office:value-type="float" office:value="-2.35" table:style-name="ce14">
            <text:p>(2)</text:p>
          </table:table-cell>
          <table:table-cell office:value-type="float" office:value="669091.82999999996" table:style-name="ce14">
            <text:p>669.092<text:s/></text:p>
          </table:table-cell>
          <table:table-cell office:value-type="float" office:value="-2.46" table:style-name="ce14">
            <text:p>(2)</text:p>
          </table:table-cell>
          <table:table-cell office:value-type="float" office:value="1171465.08" table:style-name="ce15">
            <text:p>1.171.46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241395.03" table:style-name="ce14">
            <text:p>241.395<text:s/></text:p>
          </table:table-cell>
          <table:table-cell office:value-type="float" office:value="9616641.6799999997" table:style-name="ce14">
            <text:p>9.616.642<text:s/></text:p>
          </table:table-cell>
          <table:table-cell office:value-type="float" office:value="8874063.9100000001" table:style-name="ce14">
            <text:p>8.874.064<text:s/></text:p>
          </table:table-cell>
          <table:table-cell office:value-type="float" office:value="154514.65" table:style-name="ce14">
            <text:p>154.515<text:s/></text:p>
          </table:table-cell>
          <table:table-cell office:value-type="float" office:value="120768595.72" table:style-name="ce14">
            <text:p>120.768.596<text:s/></text:p>
          </table:table-cell>
          <table:table-cell office:value-type="float" office:value="32871675.219999999" table:style-name="ce14">
            <text:p>32.871.675<text:s/></text:p>
          </table:table-cell>
          <table:table-cell office:value-type="float" office:value="6060547" table:style-name="ce14">
            <text:p>6.060.547<text:s/></text:p>
          </table:table-cell>
          <table:table-cell office:value-type="float" office:value="121822675.81999999" table:style-name="ce14">
            <text:p>121.822.676<text:s/></text:p>
          </table:table-cell>
          <table:table-cell office:value-type="float" office:value="41833077.670000002" table:style-name="ce14">
            <text:p>41.833.078<text:s/></text:p>
          </table:table-cell>
          <table:table-cell office:value-type="float" office:value="4706262.59" table:style-name="ce14">
            <text:p>4.706.263<text:s/></text:p>
          </table:table-cell>
          <table:table-cell office:value-type="float" office:value="547878950.90999997" table:style-name="ce14">
            <text:p>547.878.951<text:s/></text:p>
          </table:table-cell>
          <table:table-cell office:value-type="float" office:value="8530469.9900000002" table:style-name="ce14">
            <text:p>8.530.470<text:s/></text:p>
          </table:table-cell>
          <table:table-cell office:value-type="float" office:value="9304196.3100000005" table:style-name="ce14">
            <text:p>9.304.196<text:s/></text:p>
          </table:table-cell>
          <table:table-cell office:value-type="float" office:value="12682098.99" table:style-name="ce14">
            <text:p>12.682.099<text:s/></text:p>
          </table:table-cell>
          <table:table-cell office:value-type="float" office:value="6423935.6200000001" table:style-name="ce14">
            <text:p>6.423.936<text:s/></text:p>
          </table:table-cell>
          <table:table-cell office:value-type="float" office:value="100675166.25" table:style-name="ce14">
            <text:p>100.675.166<text:s/></text:p>
          </table:table-cell>
          <table:table-cell office:value-type="float" office:value="3078215.53" table:style-name="ce14">
            <text:p>3.078.216<text:s/></text:p>
          </table:table-cell>
          <table:table-cell office:value-type="float" office:value="278230191.25999999" table:style-name="ce14">
            <text:p>278.230.191<text:s/></text:p>
          </table:table-cell>
          <table:table-cell office:value-type="float" office:value="259929435.53" table:style-name="ce14">
            <text:p>259.929.436<text:s/></text:p>
          </table:table-cell>
          <table:table-cell office:value-type="float" office:value="3071797.97" table:style-name="ce14">
            <text:p>3.071.798<text:s/></text:p>
          </table:table-cell>
          <table:table-cell office:value-type="float" office:value="2771705.1" table:style-name="ce14">
            <text:p>2.771.705<text:s/></text:p>
          </table:table-cell>
          <table:table-cell office:value-type="float" office:value="24094.95" table:style-name="ce14">
            <text:p>24.095<text:s/></text:p>
          </table:table-cell>
          <table:table-cell office:value-type="float" office:value="408282281.33999997" table:style-name="ce14">
            <text:p>408.282.281<text:s/></text:p>
          </table:table-cell>
          <table:table-cell office:value-type="float" office:value="281440662.57999998" table:style-name="ce14">
            <text:p>281.440.663<text:s/></text:p>
          </table:table-cell>
          <table:table-cell office:value-type="float" office:value="7696163.3200000003" table:style-name="ce14">
            <text:p>7.696.163<text:s/></text:p>
          </table:table-cell>
          <table:table-cell office:value-type="float" office:value="1763295233.0999999" table:style-name="ce14">
            <text:p>1.763.295.233<text:s/></text:p>
          </table:table-cell>
          <table:table-cell office:value-type="float" office:value="611749.29" table:style-name="ce14">
            <text:p>611.749<text:s/></text:p>
          </table:table-cell>
          <table:table-cell office:value-type="float" office:value="4040875797.3299999" table:style-name="ce15">
            <text:p>4.040.875.79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86457.12" table:style-name="ce14">
            <text:p>86.45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30420.87" table:style-name="ce14">
            <text:p>30.42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90749060.88" table:style-name="ce14">
            <text:p>390.749.06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007.43" table:style-name="ce14">
            <text:p>4.007<text:s/></text:p>
          </table:table-cell>
          <table:table-cell office:value-type="float" office:value="18769" table:style-name="ce14">
            <text:p>18.769<text:s/></text:p>
          </table:table-cell>
          <table:table-cell office:value-type="float" office:value="4680.7299999999996" table:style-name="ce14">
            <text:p>4.68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6444739.920000002" table:style-name="ce14">
            <text:p>66.444.740<text:s/></text:p>
          </table:table-cell>
          <table:table-cell office:value-type="float" office:value="2723.4" table:style-name="ce14">
            <text:p>2.723<text:s/></text:p>
          </table:table-cell>
          <table:table-cell office:value-type="float" office:value="1105292.6299999999" table:style-name="ce14">
            <text:p>1.105.293<text:s/></text:p>
          </table:table-cell>
          <table:table-cell office:value-type="float" office:value="113015.95" table:style-name="ce14">
            <text:p>113.01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58559167.93000001" table:style-name="ce15">
            <text:p>458.559.16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221154.32" table:style-name="ce14">
            <text:p>221.154<text:s/></text:p>
          </table:table-cell>
          <table:table-cell office:value-type="float" office:value="743646.01" table:style-name="ce14">
            <text:p>743.646<text:s/></text:p>
          </table:table-cell>
          <table:table-cell office:value-type="float" office:value="2565258.2400000002" table:style-name="ce14">
            <text:p>2.565.25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2991179.68" table:style-name="ce14">
            <text:p>12.991.180<text:s/></text:p>
          </table:table-cell>
          <table:table-cell office:value-type="float" office:value="12042147.460000001" table:style-name="ce14">
            <text:p>12.042.147<text:s/></text:p>
          </table:table-cell>
          <table:table-cell office:value-type="float" office:value="1620847.44" table:style-name="ce14">
            <text:p>1.620.847<text:s/></text:p>
          </table:table-cell>
          <table:table-cell office:value-type="float" office:value="1134003.98" table:style-name="ce14">
            <text:p>1.134.004<text:s/></text:p>
          </table:table-cell>
          <table:table-cell office:value-type="float" office:value="6306124.6699999999" table:style-name="ce14">
            <text:p>6.306.125<text:s/></text:p>
          </table:table-cell>
          <table:table-cell office:value-type="float" office:value="3533840.15" table:style-name="ce14">
            <text:p>3.533.840<text:s/></text:p>
          </table:table-cell>
          <table:table-cell office:value-type="float" office:value="19755514.539999999" table:style-name="ce14">
            <text:p>19.755.515<text:s/></text:p>
          </table:table-cell>
          <table:table-cell office:value-type="float" office:value="589443.46" table:style-name="ce14">
            <text:p>589.443<text:s/></text:p>
          </table:table-cell>
          <table:table-cell office:value-type="float" office:value="6136619.8399999999" table:style-name="ce14">
            <text:p>6.136.620<text:s/></text:p>
          </table:table-cell>
          <table:table-cell office:value-type="float" office:value="2298863.71" table:style-name="ce14">
            <text:p>2.298.864<text:s/></text:p>
          </table:table-cell>
          <table:table-cell office:value-type="float" office:value="2098023.0099999998" table:style-name="ce14">
            <text:p>2.098.023<text:s/></text:p>
          </table:table-cell>
          <table:table-cell office:value-type="float" office:value="19209408.100000001" table:style-name="ce14">
            <text:p>19.209.408<text:s/></text:p>
          </table:table-cell>
          <table:table-cell office:value-type="float" office:value="1027104.24" table:style-name="ce14">
            <text:p>1.027.104<text:s/></text:p>
          </table:table-cell>
          <table:table-cell office:value-type="float" office:value="6323983.3200000003" table:style-name="ce14">
            <text:p>6.323.983<text:s/></text:p>
          </table:table-cell>
          <table:table-cell office:value-type="float" office:value="30262256.050000001" table:style-name="ce14">
            <text:p>30.262.256<text:s/></text:p>
          </table:table-cell>
          <table:table-cell office:value-type="float" office:value="328616.83" table:style-name="ce14">
            <text:p>328.617<text:s/></text:p>
          </table:table-cell>
          <table:table-cell office:value-type="float" office:value="162631.88" table:style-name="ce14">
            <text:p>162.632<text:s/></text:p>
          </table:table-cell>
          <table:table-cell office:value-type="float" office:value="7196.1" table:style-name="ce14">
            <text:p>7.196<text:s/></text:p>
          </table:table-cell>
          <table:table-cell office:value-type="float" office:value="11478873.99" table:style-name="ce14">
            <text:p>11.478.874<text:s/></text:p>
          </table:table-cell>
          <table:table-cell office:value-type="float" office:value="8561787.3100000005" table:style-name="ce14">
            <text:p>8.561.787<text:s/></text:p>
          </table:table-cell>
          <table:table-cell office:value-type="float" office:value="1548435.64" table:style-name="ce14">
            <text:p>1.548.436<text:s/></text:p>
          </table:table-cell>
          <table:table-cell office:value-type="float" office:value="70180786.010000005" table:style-name="ce14">
            <text:p>70.180.786<text:s/></text:p>
          </table:table-cell>
          <table:table-cell office:value-type="float" office:value="58253.760000000002" table:style-name="ce14">
            <text:p>58.254<text:s/></text:p>
          </table:table-cell>
          <table:table-cell office:value-type="float" office:value="221185999.74000001" table:style-name="ce15">
            <text:p>221.186.00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2903.75" table:style-name="ce14">
            <text:p>2.90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2636.05" table:style-name="ce14">
            <text:p>22.636<text:s/></text:p>
          </table:table-cell>
          <table:table-cell office:value-type="float" office:value="266.22000000000003" table:style-name="ce14">
            <text:p>26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9279" table:style-name="ce14">
            <text:p>9.27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2146344.380000001" table:style-name="ce14">
            <text:p>12.146.344<text:s/></text:p>
          </table:table-cell>
          <table:table-cell office:value-type="float" office:value="4357848.63" table:style-name="ce14">
            <text:p>4.357.84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8777.95" table:style-name="ce14">
            <text:p>48.77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498.67" table:style-name="ce14">
            <text:p>4.49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4211813.52" table:style-name="ce14">
            <text:p>14.211.81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2454603.479999997" table:style-name="ce14">
            <text:p>42.454.603<text:s/></text:p>
          </table:table-cell>
          <table:table-cell office:value-type="float" office:value="32359648.170000002" table:style-name="ce14">
            <text:p>32.359.648<text:s/></text:p>
          </table:table-cell>
          <table:table-cell office:value-type="float" office:value="3908.26" table:style-name="ce14">
            <text:p>3.908<text:s/></text:p>
          </table:table-cell>
          <table:table-cell office:value-type="float" office:value="10830.82" table:style-name="ce14">
            <text:p>10.831<text:s/></text:p>
          </table:table-cell>
          <table:table-cell office:value-type="float" office:value="7389.09" table:style-name="ce14">
            <text:p>7.389<text:s/></text:p>
          </table:table-cell>
          <table:table-cell office:value-type="float" office:value="82269140.189999998" table:style-name="ce14">
            <text:p>82.269.140<text:s/></text:p>
          </table:table-cell>
          <table:table-cell office:value-type="float" office:value="14463634.48" table:style-name="ce14">
            <text:p>14.463.63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60734061.15000001" table:style-name="ce14">
            <text:p>260.734.06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63107583.81" table:style-name="ce15">
            <text:p>463.107.58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0" table:style-name="ce14">
            <text:p>-<text:s/></text:p>
          </table:table-cell>
          <table:table-cell office:value-type="float" office:value="41304.1" table:style-name="ce14">
            <text:p>41.304<text:s/></text:p>
          </table:table-cell>
          <table:table-cell office:value-type="float" office:value="3790689.37" table:style-name="ce14">
            <text:p>3.790.689<text:s/></text:p>
          </table:table-cell>
          <table:table-cell office:value-type="float" office:value="2356.39" table:style-name="ce14">
            <text:p>2.356<text:s/></text:p>
          </table:table-cell>
          <table:table-cell office:value-type="float" office:value="27348514.149999999" table:style-name="ce14">
            <text:p>27.348.514<text:s/></text:p>
          </table:table-cell>
          <table:table-cell office:value-type="float" office:value="11415848.23" table:style-name="ce14">
            <text:p>11.415.848<text:s/></text:p>
          </table:table-cell>
          <table:table-cell office:value-type="float" office:value="1251143.8400000001" table:style-name="ce14">
            <text:p>1.251.144<text:s/></text:p>
          </table:table-cell>
          <table:table-cell office:value-type="float" office:value="64368872.329999998" table:style-name="ce14">
            <text:p>64.368.872<text:s/></text:p>
          </table:table-cell>
          <table:table-cell office:value-type="float" office:value="9765874.3100000005" table:style-name="ce14">
            <text:p>9.765.874<text:s/></text:p>
          </table:table-cell>
          <table:table-cell office:value-type="float" office:value="443112.12" table:style-name="ce14">
            <text:p>443.112<text:s/></text:p>
          </table:table-cell>
          <table:table-cell office:value-type="float" office:value="24751658.91" table:style-name="ce14">
            <text:p>24.751.659<text:s/></text:p>
          </table:table-cell>
          <table:table-cell office:value-type="float" office:value="325292.28000000003" table:style-name="ce14">
            <text:p>325.292<text:s/></text:p>
          </table:table-cell>
          <table:table-cell office:value-type="float" office:value="352681.66" table:style-name="ce14">
            <text:p>352.682<text:s/></text:p>
          </table:table-cell>
          <table:table-cell office:value-type="float" office:value="6050562.5800000001" table:style-name="ce14">
            <text:p>6.050.563<text:s/></text:p>
          </table:table-cell>
          <table:table-cell office:value-type="float" office:value="1213960.58" table:style-name="ce14">
            <text:p>1.213.961<text:s/></text:p>
          </table:table-cell>
          <table:table-cell office:value-type="float" office:value="31616011.75" table:style-name="ce14">
            <text:p>31.616.01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87029909.909999996" table:style-name="ce14">
            <text:p>87.029.910<text:s/></text:p>
          </table:table-cell>
          <table:table-cell office:value-type="float" office:value="85981142.319999993" table:style-name="ce14">
            <text:p>85.981.142<text:s/></text:p>
          </table:table-cell>
          <table:table-cell office:value-type="float" office:value="222382.44" table:style-name="ce14">
            <text:p>222.382<text:s/></text:p>
          </table:table-cell>
          <table:table-cell office:value-type="float" office:value="85304.98" table:style-name="ce14">
            <text:p>85.305<text:s/></text:p>
          </table:table-cell>
          <table:table-cell office:value-type="float" office:value="1607.98" table:style-name="ce14">
            <text:p>1.608<text:s/></text:p>
          </table:table-cell>
          <table:table-cell office:value-type="float" office:value="109091903.81999999" table:style-name="ce14">
            <text:p>109.091.904<text:s/></text:p>
          </table:table-cell>
          <table:table-cell office:value-type="float" office:value="119143721.05" table:style-name="ce14">
            <text:p>119.143.721<text:s/></text:p>
          </table:table-cell>
          <table:table-cell office:value-type="float" office:value="437846.12" table:style-name="ce14">
            <text:p>437.846<text:s/></text:p>
          </table:table-cell>
          <table:table-cell office:value-type="float" office:value="419781312.5" table:style-name="ce14">
            <text:p>419.781.31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004513013.72" table:style-name="ce15">
            <text:p>1.004.513.01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17336.96" table:style-name="ce14">
            <text:p>17.337<text:s/></text:p>
          </table:table-cell>
          <table:table-cell office:value-type="float" office:value="8831691.5700000003" table:style-name="ce14">
            <text:p>8.831.692<text:s/></text:p>
          </table:table-cell>
          <table:table-cell office:value-type="float" office:value="2495480.25" table:style-name="ce14">
            <text:p>2.495.480<text:s/></text:p>
          </table:table-cell>
          <table:table-cell office:value-type="float" office:value="151892.04" table:style-name="ce14">
            <text:p>151.892<text:s/></text:p>
          </table:table-cell>
          <table:table-cell office:value-type="float" office:value="80342444.769999996" table:style-name="ce14">
            <text:p>80.342.445<text:s/></text:p>
          </table:table-cell>
          <table:table-cell office:value-type="float" office:value="9404400.5299999993" table:style-name="ce14">
            <text:p>9.404.401<text:s/></text:p>
          </table:table-cell>
          <table:table-cell office:value-type="float" office:value="3188555.7199999997" table:style-name="ce14">
            <text:p>3.188.556<text:s/></text:p>
          </table:table-cell>
          <table:table-cell office:value-type="float" office:value="44173455.129999995" table:style-name="ce14">
            <text:p>44.173.455<text:s/></text:p>
          </table:table-cell>
          <table:table-cell office:value-type="float" office:value="21372809.189999998" table:style-name="ce14">
            <text:p>21.372.809<text:s/></text:p>
          </table:table-cell>
          <table:table-cell office:value-type="float" office:value="729310.32" table:style-name="ce14">
            <text:p>729.310<text:s/></text:p>
          </table:table-cell>
          <table:table-cell office:value-type="float" office:value="112573938.63" table:style-name="ce14">
            <text:p>112.573.939<text:s/></text:p>
          </table:table-cell>
          <table:table-cell office:value-type="float" office:value="7615734.2499999991" table:style-name="ce14">
            <text:p>7.615.734<text:s/></text:p>
          </table:table-cell>
          <table:table-cell office:value-type="float" office:value="2814894.81" table:style-name="ce14">
            <text:p>2.814.895<text:s/></text:p>
          </table:table-cell>
          <table:table-cell office:value-type="float" office:value="4328174.03" table:style-name="ce14">
            <text:p>4.328.174<text:s/></text:p>
          </table:table-cell>
          <table:table-cell office:value-type="float" office:value="3111952.0300000003" table:style-name="ce14">
            <text:p>3.111.952<text:s/></text:p>
          </table:table-cell>
          <table:table-cell office:value-type="float" office:value="35637932.879999995" table:style-name="ce14">
            <text:p>35.637.933<text:s/></text:p>
          </table:table-cell>
          <table:table-cell office:value-type="float" office:value="2051111.29" table:style-name="ce14">
            <text:p>2.051.111<text:s/></text:p>
          </table:table-cell>
          <table:table-cell office:value-type="float" office:value="142417687.12" table:style-name="ce14">
            <text:p>142.417.687<text:s/></text:p>
          </table:table-cell>
          <table:table-cell office:value-type="float" office:value="111307619.98999999" table:style-name="ce14">
            <text:p>111.307.620<text:s/></text:p>
          </table:table-cell>
          <table:table-cell office:value-type="float" office:value="2512209.71" table:style-name="ce14">
            <text:p>2.512.210<text:s/></text:p>
          </table:table-cell>
          <table:table-cell office:value-type="float" office:value="2512937.42" table:style-name="ce14">
            <text:p>2.512.937<text:s/></text:p>
          </table:table-cell>
          <table:table-cell office:value-type="float" office:value="7901.7800000000007" table:style-name="ce14">
            <text:p>7.902<text:s/></text:p>
          </table:table-cell>
          <table:table-cell office:value-type="float" office:value="138997623.42000002" table:style-name="ce14">
            <text:p>138.997.623<text:s/></text:p>
          </table:table-cell>
          <table:table-cell office:value-type="float" office:value="139268796.34" table:style-name="ce14">
            <text:p>139.268.796<text:s/></text:p>
          </table:table-cell>
          <table:table-cell office:value-type="float" office:value="4604588.93" table:style-name="ce14">
            <text:p>4.604.589<text:s/></text:p>
          </table:table-cell>
          <table:table-cell office:value-type="float" office:value="1012486057.49" table:style-name="ce14">
            <text:p>1.012.486.057<text:s/></text:p>
          </table:table-cell>
          <table:table-cell office:value-type="float" office:value="553495.53" table:style-name="ce14">
            <text:p>553.496<text:s/></text:p>
          </table:table-cell>
          <table:table-cell office:value-type="float" office:value="1893510032.1299999" table:style-name="ce15">
            <text:p>1.893.510.03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7429615.859999999" table:style-name="ce14">
            <text:p>27.429.616<text:s/></text:p>
          </table:table-cell>
          <table:table-cell office:value-type="float" office:value="126522829.25" table:style-name="ce14">
            <text:p>126.522.829<text:s/></text:p>
          </table:table-cell>
          <table:table-cell office:value-type="float" office:value="356231247.00999999" table:style-name="ce14">
            <text:p>356.231.247<text:s/></text:p>
          </table:table-cell>
          <table:table-cell office:value-type="float" office:value="18629110.57" table:style-name="ce14">
            <text:p>18.629.111<text:s/></text:p>
          </table:table-cell>
          <table:table-cell office:value-type="float" office:value="855007525.23000002" table:style-name="ce14">
            <text:p>855.007.525<text:s/></text:p>
          </table:table-cell>
          <table:table-cell office:value-type="float" office:value="502833310.35000002" table:style-name="ce14">
            <text:p>502.833.310<text:s/></text:p>
          </table:table-cell>
          <table:table-cell office:value-type="float" office:value="4142239392.0999999" table:style-name="ce14">
            <text:p>4.142.239.392<text:s/></text:p>
          </table:table-cell>
          <table:table-cell office:value-type="float" office:value="455374953.32999998" table:style-name="ce14">
            <text:p>455.374.953<text:s/></text:p>
          </table:table-cell>
          <table:table-cell office:value-type="float" office:value="706038050.03999996" table:style-name="ce14">
            <text:p>706.038.050<text:s/></text:p>
          </table:table-cell>
          <table:table-cell office:value-type="float" office:value="135682299.21000001" table:style-name="ce14">
            <text:p>135.682.299<text:s/></text:p>
          </table:table-cell>
          <table:table-cell office:value-type="float" office:value="2124562825.8699999" table:style-name="ce14">
            <text:p>2.124.562.826<text:s/></text:p>
          </table:table-cell>
          <table:table-cell office:value-type="float" office:value="253447123.16" table:style-name="ce14">
            <text:p>253.447.123<text:s/></text:p>
          </table:table-cell>
          <table:table-cell office:value-type="float" office:value="394157396.38" table:style-name="ce14">
            <text:p>394.157.396<text:s/></text:p>
          </table:table-cell>
          <table:table-cell office:value-type="float" office:value="254075647.15000001" table:style-name="ce14">
            <text:p>254.075.647<text:s/></text:p>
          </table:table-cell>
          <table:table-cell office:value-type="float" office:value="183370548.22999999" table:style-name="ce14">
            <text:p>183.370.548<text:s/></text:p>
          </table:table-cell>
          <table:table-cell office:value-type="float" office:value="520323278.64999998" table:style-name="ce14">
            <text:p>520.323.279<text:s/></text:p>
          </table:table-cell>
          <table:table-cell office:value-type="float" office:value="116625854.33" table:style-name="ce14">
            <text:p>116.625.854<text:s/></text:p>
          </table:table-cell>
          <table:table-cell office:value-type="float" office:value="1666514839.3499999" table:style-name="ce14">
            <text:p>1.666.514.839<text:s/></text:p>
          </table:table-cell>
          <table:table-cell office:value-type="float" office:value="6155139904.8299999" table:style-name="ce14">
            <text:p>6.155.139.905<text:s/></text:p>
          </table:table-cell>
          <table:table-cell office:value-type="float" office:value="181690836.34999999" table:style-name="ce14">
            <text:p>181.690.836<text:s/></text:p>
          </table:table-cell>
          <table:table-cell office:value-type="float" office:value="80142317.670000002" table:style-name="ce14">
            <text:p>80.142.318<text:s/></text:p>
          </table:table-cell>
          <table:table-cell office:value-type="float" office:value="25845125.91" table:style-name="ce14">
            <text:p>25.845.126<text:s/></text:p>
          </table:table-cell>
          <table:table-cell office:value-type="float" office:value="1872687372.29" table:style-name="ce14">
            <text:p>1.872.687.372<text:s/></text:p>
          </table:table-cell>
          <table:table-cell office:value-type="float" office:value="1025880031.88" table:style-name="ce14">
            <text:p>1.025.880.032<text:s/></text:p>
          </table:table-cell>
          <table:table-cell office:value-type="float" office:value="123002901.33" table:style-name="ce14">
            <text:p>123.002.901<text:s/></text:p>
          </table:table-cell>
          <table:table-cell office:value-type="float" office:value="15698430215.219999" table:style-name="ce14">
            <text:p>15.698.430.215<text:s/></text:p>
          </table:table-cell>
          <table:table-cell office:value-type="float" office:value="51866191.899999999" table:style-name="ce14">
            <text:p>51.866.192<text:s/></text:p>
          </table:table-cell>
          <table:table-cell office:value-type="float" office:value="38053750743.449997" table:style-name="ce15">
            <text:p>38.053.750.74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10115261.130000001" table:style-name="ce14">
            <text:p>10.115.261<text:s/></text:p>
          </table:table-cell>
          <table:table-cell office:value-type="float" office:value="60663478.920000002" table:style-name="ce14">
            <text:p>60.663.479<text:s/></text:p>
          </table:table-cell>
          <table:table-cell office:value-type="float" office:value="41190625.229999997" table:style-name="ce14">
            <text:p>41.190.625<text:s/></text:p>
          </table:table-cell>
          <table:table-cell office:value-type="float" office:value="6490975.6399999997" table:style-name="ce14">
            <text:p>6.490.976<text:s/></text:p>
          </table:table-cell>
          <table:table-cell office:value-type="float" office:value="187419592.27000001" table:style-name="ce14">
            <text:p>187.419.592<text:s/></text:p>
          </table:table-cell>
          <table:table-cell office:value-type="float" office:value="128769211.56999999" table:style-name="ce14">
            <text:p>128.769.212<text:s/></text:p>
          </table:table-cell>
          <table:table-cell office:value-type="float" office:value="240645435.52000001" table:style-name="ce14">
            <text:p>240.645.436<text:s/></text:p>
          </table:table-cell>
          <table:table-cell office:value-type="float" office:value="144264519.65000001" table:style-name="ce14">
            <text:p>144.264.520<text:s/></text:p>
          </table:table-cell>
          <table:table-cell office:value-type="float" office:value="206733321.59" table:style-name="ce14">
            <text:p>206.733.322<text:s/></text:p>
          </table:table-cell>
          <table:table-cell office:value-type="float" office:value="49100564.310000002" table:style-name="ce14">
            <text:p>49.100.564<text:s/></text:p>
          </table:table-cell>
          <table:table-cell office:value-type="float" office:value="782109137.28999996" table:style-name="ce14">
            <text:p>782.109.137<text:s/></text:p>
          </table:table-cell>
          <table:table-cell office:value-type="float" office:value="122114631.29000001" table:style-name="ce14">
            <text:p>122.114.631<text:s/></text:p>
          </table:table-cell>
          <table:table-cell office:value-type="float" office:value="202897598.09999999" table:style-name="ce14">
            <text:p>202.897.598<text:s/></text:p>
          </table:table-cell>
          <table:table-cell office:value-type="float" office:value="71268936.290000007" table:style-name="ce14">
            <text:p>71.268.936<text:s/></text:p>
          </table:table-cell>
          <table:table-cell office:value-type="float" office:value="80307813.819999993" table:style-name="ce14">
            <text:p>80.307.814<text:s/></text:p>
          </table:table-cell>
          <table:table-cell office:value-type="float" office:value="179334216.74000001" table:style-name="ce14">
            <text:p>179.334.217<text:s/></text:p>
          </table:table-cell>
          <table:table-cell office:value-type="float" office:value="50278166.329999998" table:style-name="ce14">
            <text:p>50.278.166<text:s/></text:p>
          </table:table-cell>
          <table:table-cell office:value-type="float" office:value="564907311.13999999" table:style-name="ce14">
            <text:p>564.907.311<text:s/></text:p>
          </table:table-cell>
          <table:table-cell office:value-type="float" office:value="1178146291.0999999" table:style-name="ce14">
            <text:p>1.178.146.291<text:s/></text:p>
          </table:table-cell>
          <table:table-cell office:value-type="float" office:value="68121292.079999998" table:style-name="ce14">
            <text:p>68.121.292<text:s/></text:p>
          </table:table-cell>
          <table:table-cell office:value-type="float" office:value="32299200.390000001" table:style-name="ce14">
            <text:p>32.299.200<text:s/></text:p>
          </table:table-cell>
          <table:table-cell office:value-type="float" office:value="8598195.2799999993" table:style-name="ce14">
            <text:p>8.598.195<text:s/></text:p>
          </table:table-cell>
          <table:table-cell office:value-type="float" office:value="679634240.75999999" table:style-name="ce14">
            <text:p>679.634.241<text:s/></text:p>
          </table:table-cell>
          <table:table-cell office:value-type="float" office:value="310993461.62" table:style-name="ce14">
            <text:p>310.993.462<text:s/></text:p>
          </table:table-cell>
          <table:table-cell office:value-type="float" office:value="63060475.18" table:style-name="ce14">
            <text:p>63.060.475<text:s/></text:p>
          </table:table-cell>
          <table:table-cell office:value-type="float" office:value="2942153032.5799999" table:style-name="ce14">
            <text:p>2.942.153.033<text:s/></text:p>
          </table:table-cell>
          <table:table-cell office:value-type="float" office:value="17993792.57" table:style-name="ce14">
            <text:p>17.993.793<text:s/></text:p>
          </table:table-cell>
          <table:table-cell office:value-type="float" office:value="8429610778.3899994" table:style-name="ce15">
            <text:p>8.429.610.77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10258533.039999999" table:style-name="ce14">
            <text:p>10.258.533<text:s/></text:p>
          </table:table-cell>
          <table:table-cell office:value-type="float" office:value="37067420.630000003" table:style-name="ce14">
            <text:p>37.067.421<text:s/></text:p>
          </table:table-cell>
          <table:table-cell office:value-type="float" office:value="218468843.99000001" table:style-name="ce14">
            <text:p>218.468.844<text:s/></text:p>
          </table:table-cell>
          <table:table-cell office:value-type="float" office:value="7673886.5700000003" table:style-name="ce14">
            <text:p>7.673.887<text:s/></text:p>
          </table:table-cell>
          <table:table-cell office:value-type="float" office:value="285903896.16000003" table:style-name="ce14">
            <text:p>285.903.896<text:s/></text:p>
          </table:table-cell>
          <table:table-cell office:value-type="float" office:value="197660939.68000001" table:style-name="ce14">
            <text:p>197.660.940<text:s/></text:p>
          </table:table-cell>
          <table:table-cell office:value-type="float" office:value="602519676.57999992" table:style-name="ce14">
            <text:p>602.519.677<text:s/></text:p>
          </table:table-cell>
          <table:table-cell office:value-type="float" office:value="208736028.55000001" table:style-name="ce14">
            <text:p>208.736.029<text:s/></text:p>
          </table:table-cell>
          <table:table-cell office:value-type="float" office:value="387567442.57999998" table:style-name="ce14">
            <text:p>387.567.443<text:s/></text:p>
          </table:table-cell>
          <table:table-cell office:value-type="float" office:value="52109577.259999998" table:style-name="ce14">
            <text:p>52.109.577<text:s/></text:p>
          </table:table-cell>
          <table:table-cell office:value-type="float" office:value="831711614.25999999" table:style-name="ce14">
            <text:p>831.711.614<text:s/></text:p>
          </table:table-cell>
          <table:table-cell office:value-type="float" office:value="83708209.810000002" table:style-name="ce14">
            <text:p>83.708.210<text:s/></text:p>
          </table:table-cell>
          <table:table-cell office:value-type="float" office:value="110100313.51000001" table:style-name="ce14">
            <text:p>110.100.314<text:s/></text:p>
          </table:table-cell>
          <table:table-cell office:value-type="float" office:value="93192016.689999998" table:style-name="ce14">
            <text:p>93.192.017<text:s/></text:p>
          </table:table-cell>
          <table:table-cell office:value-type="float" office:value="49721410.939999998" table:style-name="ce14">
            <text:p>49.721.411<text:s/></text:p>
          </table:table-cell>
          <table:table-cell office:value-type="float" office:value="196253080.36000001" table:style-name="ce14">
            <text:p>196.253.080<text:s/></text:p>
          </table:table-cell>
          <table:table-cell office:value-type="float" office:value="42435195.710000001" table:style-name="ce14">
            <text:p>42.435.196<text:s/></text:p>
          </table:table-cell>
          <table:table-cell office:value-type="float" office:value="710278048.05999994" table:style-name="ce14">
            <text:p>710.278.048<text:s/></text:p>
          </table:table-cell>
          <table:table-cell office:value-type="float" office:value="1443889991.6600001" table:style-name="ce14">
            <text:p>1.443.889.992<text:s/></text:p>
          </table:table-cell>
          <table:table-cell office:value-type="float" office:value="65639311.990000002" table:style-name="ce14">
            <text:p>65.639.312<text:s/></text:p>
          </table:table-cell>
          <table:table-cell office:value-type="float" office:value="29071190.84" table:style-name="ce14">
            <text:p>29.071.191<text:s/></text:p>
          </table:table-cell>
          <table:table-cell office:value-type="float" office:value="9773972.1999999993" table:style-name="ce14">
            <text:p>9.773.972<text:s/></text:p>
          </table:table-cell>
          <table:table-cell office:value-type="float" office:value="665290546.03999996" table:style-name="ce14">
            <text:p>665.290.546<text:s/></text:p>
          </table:table-cell>
          <table:table-cell office:value-type="float" office:value="462358738.74000001" table:style-name="ce14">
            <text:p>462.358.739<text:s/></text:p>
          </table:table-cell>
          <table:table-cell office:value-type="float" office:value="31885089.190000001" table:style-name="ce14">
            <text:p>31.885.089<text:s/></text:p>
          </table:table-cell>
          <table:table-cell office:value-type="float" office:value="5327174107.5799999" table:style-name="ce14">
            <text:p>5.327.174.108<text:s/></text:p>
          </table:table-cell>
          <table:table-cell office:value-type="float" office:value="22259131.260000002" table:style-name="ce14">
            <text:p>22.259.131<text:s/></text:p>
          </table:table-cell>
          <table:table-cell office:value-type="float" office:value="12182708213.879999" table:style-name="ce15">
            <text:p>12.182.708.21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20830.560000000001" table:style-name="ce14">
            <text:p>20.831<text:s/></text:p>
          </table:table-cell>
          <table:table-cell office:value-type="float" office:value="37501.08" table:style-name="ce14">
            <text:p>37.501<text:s/></text:p>
          </table:table-cell>
          <table:table-cell office:value-type="float" office:value="279884.61" table:style-name="ce14">
            <text:p>279.885<text:s/></text:p>
          </table:table-cell>
          <table:table-cell office:value-type="float" office:value="1820.58" table:style-name="ce14">
            <text:p>1.821<text:s/></text:p>
          </table:table-cell>
          <table:table-cell office:value-type="float" office:value="297531.94" table:style-name="ce14">
            <text:p>297.532<text:s/></text:p>
          </table:table-cell>
          <table:table-cell office:value-type="float" office:value="31771.99" table:style-name="ce14">
            <text:p>31.772<text:s/></text:p>
          </table:table-cell>
          <table:table-cell office:value-type="float" office:value="181817095.58000001" table:style-name="ce14">
            <text:p>181.817.096<text:s/></text:p>
          </table:table-cell>
          <table:table-cell office:value-type="float" office:value="5244215.59" table:style-name="ce14">
            <text:p>5.244.216<text:s/></text:p>
          </table:table-cell>
          <table:table-cell office:value-type="float" office:value="563740.67000000004" table:style-name="ce14">
            <text:p>563.741<text:s/></text:p>
          </table:table-cell>
          <table:table-cell office:value-type="float" office:value="5302.51" table:style-name="ce14">
            <text:p>5.303<text:s/></text:p>
          </table:table-cell>
          <table:table-cell office:value-type="float" office:value="9220178.8000000007" table:style-name="ce14">
            <text:p>9.220.179<text:s/></text:p>
          </table:table-cell>
          <table:table-cell office:value-type="float" office:value="104504.63" table:style-name="ce14">
            <text:p>104.505<text:s/></text:p>
          </table:table-cell>
          <table:table-cell office:value-type="float" office:value="540158.56999999995" table:style-name="ce14">
            <text:p>540.159<text:s/></text:p>
          </table:table-cell>
          <table:table-cell office:value-type="float" office:value="16019295.49" table:style-name="ce14">
            <text:p>16.019.295<text:s/></text:p>
          </table:table-cell>
          <table:table-cell office:value-type="float" office:value="3554.51" table:style-name="ce14">
            <text:p>3.555<text:s/></text:p>
          </table:table-cell>
          <table:table-cell office:value-type="float" office:value="7506560.6600000001" table:style-name="ce14">
            <text:p>7.506.561<text:s/></text:p>
          </table:table-cell>
          <table:table-cell office:value-type="float" office:value="6772.01" table:style-name="ce14">
            <text:p>6.772<text:s/></text:p>
          </table:table-cell>
          <table:table-cell office:value-type="float" office:value="28219205.129999999" table:style-name="ce14">
            <text:p>28.219.205<text:s/></text:p>
          </table:table-cell>
          <table:table-cell office:value-type="float" office:value="115054666.04000001" table:style-name="ce14">
            <text:p>115.054.666<text:s/></text:p>
          </table:table-cell>
          <table:table-cell office:value-type="float" office:value="140978.47" table:style-name="ce14">
            <text:p>140.978<text:s/></text:p>
          </table:table-cell>
          <table:table-cell office:value-type="float" office:value="264258.73" table:style-name="ce14">
            <text:p>264.259<text:s/></text:p>
          </table:table-cell>
          <table:table-cell office:value-type="float" office:value="2199.6999999999998" table:style-name="ce14">
            <text:p>2.200<text:s/></text:p>
          </table:table-cell>
          <table:table-cell office:value-type="float" office:value="21613627.559999999" table:style-name="ce14">
            <text:p>21.613.628<text:s/></text:p>
          </table:table-cell>
          <table:table-cell office:value-type="float" office:value="1500782.01" table:style-name="ce14">
            <text:p>1.500.782<text:s/></text:p>
          </table:table-cell>
          <table:table-cell office:value-type="float" office:value="1140339.43" table:style-name="ce14">
            <text:p>1.140.339<text:s/></text:p>
          </table:table-cell>
          <table:table-cell office:value-type="float" office:value="644325606.89999998" table:style-name="ce14">
            <text:p>644.325.607<text:s/></text:p>
          </table:table-cell>
          <table:table-cell office:value-type="float" office:value="5120.3900000000003" table:style-name="ce14">
            <text:p>5.120<text:s/></text:p>
          </table:table-cell>
          <table:table-cell office:value-type="float" office:value="1033967504.14" table:style-name="ce15">
            <text:p>1.033.967.50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10237702.48" table:style-name="ce14">
            <text:p>10.237.702<text:s/></text:p>
          </table:table-cell>
          <table:table-cell office:value-type="float" office:value="37029919.549999997" table:style-name="ce14">
            <text:p>37.029.920<text:s/></text:p>
          </table:table-cell>
          <table:table-cell office:value-type="float" office:value="218188959.38" table:style-name="ce14">
            <text:p>218.188.959<text:s/></text:p>
          </table:table-cell>
          <table:table-cell office:value-type="float" office:value="7672065.9900000002" table:style-name="ce14">
            <text:p>7.672.066<text:s/></text:p>
          </table:table-cell>
          <table:table-cell office:value-type="float" office:value="285606364.22000003" table:style-name="ce14">
            <text:p>285.606.364<text:s/></text:p>
          </table:table-cell>
          <table:table-cell office:value-type="float" office:value="197629167.69" table:style-name="ce14">
            <text:p>197.629.168<text:s/></text:p>
          </table:table-cell>
          <table:table-cell office:value-type="float" office:value="420702581" table:style-name="ce14">
            <text:p>420.702.581<text:s/></text:p>
          </table:table-cell>
          <table:table-cell office:value-type="float" office:value="203491812.96000001" table:style-name="ce14">
            <text:p>203.491.813<text:s/></text:p>
          </table:table-cell>
          <table:table-cell office:value-type="float" office:value="387003701.90999997" table:style-name="ce14">
            <text:p>387.003.702<text:s/></text:p>
          </table:table-cell>
          <table:table-cell office:value-type="float" office:value="52104274.75" table:style-name="ce14">
            <text:p>52.104.275<text:s/></text:p>
          </table:table-cell>
          <table:table-cell office:value-type="float" office:value="822491435.45999992" table:style-name="ce14">
            <text:p>822.491.435<text:s/></text:p>
          </table:table-cell>
          <table:table-cell office:value-type="float" office:value="83603705.180000007" table:style-name="ce14">
            <text:p>83.603.705<text:s/></text:p>
          </table:table-cell>
          <table:table-cell office:value-type="float" office:value="109560154.94" table:style-name="ce14">
            <text:p>109.560.155<text:s/></text:p>
          </table:table-cell>
          <table:table-cell office:value-type="float" office:value="77172721.199999988" table:style-name="ce14">
            <text:p>77.172.721<text:s/></text:p>
          </table:table-cell>
          <table:table-cell office:value-type="float" office:value="49717856.43" table:style-name="ce14">
            <text:p>49.717.856<text:s/></text:p>
          </table:table-cell>
          <table:table-cell office:value-type="float" office:value="188746519.70000002" table:style-name="ce14">
            <text:p>188.746.520<text:s/></text:p>
          </table:table-cell>
          <table:table-cell office:value-type="float" office:value="42428423.699999996" table:style-name="ce14">
            <text:p>42.428.424<text:s/></text:p>
          </table:table-cell>
          <table:table-cell office:value-type="float" office:value="682058842.92999995" table:style-name="ce14">
            <text:p>682.058.843<text:s/></text:p>
          </table:table-cell>
          <table:table-cell office:value-type="float" office:value="1328835325.6200001" table:style-name="ce14">
            <text:p>1.328.835.326<text:s/></text:p>
          </table:table-cell>
          <table:table-cell office:value-type="float" office:value="65498333.520000003" table:style-name="ce14">
            <text:p>65.498.334<text:s/></text:p>
          </table:table-cell>
          <table:table-cell office:value-type="float" office:value="28806932.109999999" table:style-name="ce14">
            <text:p>28.806.932<text:s/></text:p>
          </table:table-cell>
          <table:table-cell office:value-type="float" office:value="9771772.5" table:style-name="ce14">
            <text:p>9.771.773<text:s/></text:p>
          </table:table-cell>
          <table:table-cell office:value-type="float" office:value="643676918.48000002" table:style-name="ce14">
            <text:p>643.676.918<text:s/></text:p>
          </table:table-cell>
          <table:table-cell office:value-type="float" office:value="460857956.72999996" table:style-name="ce14">
            <text:p>460.857.957<text:s/></text:p>
          </table:table-cell>
          <table:table-cell office:value-type="float" office:value="30744749.759999998" table:style-name="ce14">
            <text:p>30.744.750<text:s/></text:p>
          </table:table-cell>
          <table:table-cell office:value-type="float" office:value="4682848500.6799994" table:style-name="ce14">
            <text:p>4.682.848.501<text:s/></text:p>
          </table:table-cell>
          <table:table-cell office:value-type="float" office:value="22254010.870000001" table:style-name="ce14">
            <text:p>22.254.011<text:s/></text:p>
          </table:table-cell>
          <table:table-cell office:value-type="float" office:value="11148740709.74" table:style-name="ce15">
            <text:p>11.148.740.71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7055821.6900000004" table:style-name="ce14">
            <text:p>7.055.822<text:s/></text:p>
          </table:table-cell>
          <table:table-cell office:value-type="float" office:value="28791929.699999999" table:style-name="ce14">
            <text:p>28.791.930<text:s/></text:p>
          </table:table-cell>
          <table:table-cell office:value-type="float" office:value="96571777.790000007" table:style-name="ce14">
            <text:p>96.571.778<text:s/></text:p>
          </table:table-cell>
          <table:table-cell office:value-type="float" office:value="4464248.3600000003" table:style-name="ce14">
            <text:p>4.464.248<text:s/></text:p>
          </table:table-cell>
          <table:table-cell office:value-type="float" office:value="381684036.80000001" table:style-name="ce14">
            <text:p>381.684.037<text:s/></text:p>
          </table:table-cell>
          <table:table-cell office:value-type="float" office:value="176403159.09999999" table:style-name="ce14">
            <text:p>176.403.159<text:s/></text:p>
          </table:table-cell>
          <table:table-cell office:value-type="float" office:value="3299074280" table:style-name="ce14">
            <text:p>3.299.074.280<text:s/></text:p>
          </table:table-cell>
          <table:table-cell office:value-type="float" office:value="102374405.13" table:style-name="ce14">
            <text:p>102.374.405<text:s/></text:p>
          </table:table-cell>
          <table:table-cell office:value-type="float" office:value="111737285.87" table:style-name="ce14">
            <text:p>111.737.286<text:s/></text:p>
          </table:table-cell>
          <table:table-cell office:value-type="float" office:value="34472157.640000001" table:style-name="ce14">
            <text:p>34.472.158<text:s/></text:p>
          </table:table-cell>
          <table:table-cell office:value-type="float" office:value="510742074.31999999" table:style-name="ce14">
            <text:p>510.742.074<text:s/></text:p>
          </table:table-cell>
          <table:table-cell office:value-type="float" office:value="47624282.060000002" table:style-name="ce14">
            <text:p>47.624.282<text:s/></text:p>
          </table:table-cell>
          <table:table-cell office:value-type="float" office:value="81159484.769999996" table:style-name="ce14">
            <text:p>81.159.485<text:s/></text:p>
          </table:table-cell>
          <table:table-cell office:value-type="float" office:value="89614694.170000002" table:style-name="ce14">
            <text:p>89.614.694<text:s/></text:p>
          </table:table-cell>
          <table:table-cell office:value-type="float" office:value="53341323.469999999" table:style-name="ce14">
            <text:p>53.341.323<text:s/></text:p>
          </table:table-cell>
          <table:table-cell office:value-type="float" office:value="144735981.55000001" table:style-name="ce14">
            <text:p>144.735.982<text:s/></text:p>
          </table:table-cell>
          <table:table-cell office:value-type="float" office:value="23912492.289999999" table:style-name="ce14">
            <text:p>23.912.492<text:s/></text:p>
          </table:table-cell>
          <table:table-cell office:value-type="float" office:value="391329480.14999998" table:style-name="ce14">
            <text:p>391.329.480<text:s/></text:p>
          </table:table-cell>
          <table:table-cell office:value-type="float" office:value="3533103622.0700002" table:style-name="ce14">
            <text:p>3.533.103.622<text:s/></text:p>
          </table:table-cell>
          <table:table-cell office:value-type="float" office:value="47930232.280000001" table:style-name="ce14">
            <text:p>47.930.232<text:s/></text:p>
          </table:table-cell>
          <table:table-cell office:value-type="float" office:value="18771926.440000001" table:style-name="ce14">
            <text:p>18.771.926<text:s/></text:p>
          </table:table-cell>
          <table:table-cell office:value-type="float" office:value="7472958.4299999997" table:style-name="ce14">
            <text:p>7.472.958<text:s/></text:p>
          </table:table-cell>
          <table:table-cell office:value-type="float" office:value="527762585.49000001" table:style-name="ce14">
            <text:p>527.762.585<text:s/></text:p>
          </table:table-cell>
          <table:table-cell office:value-type="float" office:value="252527831.52000001" table:style-name="ce14">
            <text:p>252.527.832<text:s/></text:p>
          </table:table-cell>
          <table:table-cell office:value-type="float" office:value="28057336.960000001" table:style-name="ce14">
            <text:p>28.057.337<text:s/></text:p>
          </table:table-cell>
          <table:table-cell office:value-type="float" office:value="7429103075.0600004" table:style-name="ce14">
            <text:p>7.429.103.075<text:s/></text:p>
          </table:table-cell>
          <table:table-cell office:value-type="float" office:value="11613268.07" table:style-name="ce14">
            <text:p>11.613.268<text:s/></text:p>
          </table:table-cell>
          <table:table-cell office:value-type="float" office:value="17441431751.18" table:style-name="ce15">
            <text:p>17.441.431.75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6534218.6500000004" table:style-name="ce14">
            <text:p>6.534.219<text:s/></text:p>
          </table:table-cell>
          <table:table-cell office:value-type="float" office:value="25498047.850000001" table:style-name="ce14">
            <text:p>25.498.048<text:s/></text:p>
          </table:table-cell>
          <table:table-cell office:value-type="float" office:value="73232942.680000007" table:style-name="ce14">
            <text:p>73.232.943<text:s/></text:p>
          </table:table-cell>
          <table:table-cell office:value-type="float" office:value="4137406.07" table:style-name="ce14">
            <text:p>4.137.406<text:s/></text:p>
          </table:table-cell>
          <table:table-cell office:value-type="float" office:value="173674733.30000001" table:style-name="ce14">
            <text:p>173.674.733<text:s/></text:p>
          </table:table-cell>
          <table:table-cell office:value-type="float" office:value="124513947.98" table:style-name="ce14">
            <text:p>124.513.948<text:s/></text:p>
          </table:table-cell>
          <table:table-cell office:value-type="float" office:value="2419851186.6799998" table:style-name="ce14">
            <text:p>2.419.851.187<text:s/></text:p>
          </table:table-cell>
          <table:table-cell office:value-type="float" office:value="68339125.269999996" table:style-name="ce14">
            <text:p>68.339.125<text:s/></text:p>
          </table:table-cell>
          <table:table-cell office:value-type="float" office:value="91696417.469999999" table:style-name="ce14">
            <text:p>91.696.417<text:s/></text:p>
          </table:table-cell>
          <table:table-cell office:value-type="float" office:value="30605285.690000001" table:style-name="ce14">
            <text:p>30.605.286<text:s/></text:p>
          </table:table-cell>
          <table:table-cell office:value-type="float" office:value="389041575.76999998" table:style-name="ce14">
            <text:p>389.041.576<text:s/></text:p>
          </table:table-cell>
          <table:table-cell office:value-type="float" office:value="37275159.840000004" table:style-name="ce14">
            <text:p>37.275.160<text:s/></text:p>
          </table:table-cell>
          <table:table-cell office:value-type="float" office:value="67613891.670000002" table:style-name="ce14">
            <text:p>67.613.892<text:s/></text:p>
          </table:table-cell>
          <table:table-cell office:value-type="float" office:value="77299948.620000005" table:style-name="ce14">
            <text:p>77.299.949<text:s/></text:p>
          </table:table-cell>
          <table:table-cell office:value-type="float" office:value="49328856.939999998" table:style-name="ce14">
            <text:p>49.328.857<text:s/></text:p>
          </table:table-cell>
          <table:table-cell office:value-type="float" office:value="118538083.34999999" table:style-name="ce14">
            <text:p>118.538.083<text:s/></text:p>
          </table:table-cell>
          <table:table-cell office:value-type="float" office:value="21171825.359999999" table:style-name="ce14">
            <text:p>21.171.825<text:s/></text:p>
          </table:table-cell>
          <table:table-cell office:value-type="float" office:value="280999136.89999998" table:style-name="ce14">
            <text:p>280.999.137<text:s/></text:p>
          </table:table-cell>
          <table:table-cell office:value-type="float" office:value="1162502679.26" table:style-name="ce14">
            <text:p>1.162.502.679<text:s/></text:p>
          </table:table-cell>
          <table:table-cell office:value-type="float" office:value="38240299.100000001" table:style-name="ce14">
            <text:p>38.240.299<text:s/></text:p>
          </table:table-cell>
          <table:table-cell office:value-type="float" office:value="15763290.449999999" table:style-name="ce14">
            <text:p>15.763.290<text:s/></text:p>
          </table:table-cell>
          <table:table-cell office:value-type="float" office:value="6995109.1699999999" table:style-name="ce14">
            <text:p>6.995.109<text:s/></text:p>
          </table:table-cell>
          <table:table-cell office:value-type="float" office:value="366029784.97000003" table:style-name="ce14">
            <text:p>366.029.785<text:s/></text:p>
          </table:table-cell>
          <table:table-cell office:value-type="float" office:value="172738240.72999999" table:style-name="ce14">
            <text:p>172.738.241<text:s/></text:p>
          </table:table-cell>
          <table:table-cell office:value-type="float" office:value="23152284.91" table:style-name="ce14">
            <text:p>23.152.285<text:s/></text:p>
          </table:table-cell>
          <table:table-cell office:value-type="float" office:value="3868237709.9499998" table:style-name="ce14">
            <text:p>3.868.237.710<text:s/></text:p>
          </table:table-cell>
          <table:table-cell office:value-type="float" office:value="9404833.1400000006" table:style-name="ce14">
            <text:p>9.404.833<text:s/></text:p>
          </table:table-cell>
          <table:table-cell office:value-type="float" office:value="9722416021.7700005" table:style-name="ce15">
            <text:p>9.722.416.02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312519.06" table:style-name="ce14">
            <text:p>312.519<text:s/></text:p>
          </table:table-cell>
          <table:table-cell office:value-type="float" office:value="1833763.33" table:style-name="ce14">
            <text:p>1.833.763<text:s/></text:p>
          </table:table-cell>
          <table:table-cell office:value-type="float" office:value="3387169.53" table:style-name="ce14">
            <text:p>3.387.170<text:s/></text:p>
          </table:table-cell>
          <table:table-cell office:value-type="float" office:value="117159.56" table:style-name="ce14">
            <text:p>117.160<text:s/></text:p>
          </table:table-cell>
          <table:table-cell office:value-type="float" office:value="12312072.25" table:style-name="ce14">
            <text:p>12.312.072<text:s/></text:p>
          </table:table-cell>
          <table:table-cell office:value-type="float" office:value="30339221.859999999" table:style-name="ce14">
            <text:p>30.339.222<text:s/></text:p>
          </table:table-cell>
          <table:table-cell office:value-type="float" office:value="474138844.04000002" table:style-name="ce14">
            <text:p>474.138.844<text:s/></text:p>
          </table:table-cell>
          <table:table-cell office:value-type="float" office:value="12702121.619999999" table:style-name="ce14">
            <text:p>12.702.122<text:s/></text:p>
          </table:table-cell>
          <table:table-cell office:value-type="float" office:value="10233753.449999999" table:style-name="ce14">
            <text:p>10.233.753<text:s/></text:p>
          </table:table-cell>
          <table:table-cell office:value-type="float" office:value="1059045.8899999999" table:style-name="ce14">
            <text:p>1.059.046<text:s/></text:p>
          </table:table-cell>
          <table:table-cell office:value-type="float" office:value="62669923.43" table:style-name="ce14">
            <text:p>62.669.923<text:s/></text:p>
          </table:table-cell>
          <table:table-cell office:value-type="float" office:value="5856458.6299999999" table:style-name="ce14">
            <text:p>5.856.459<text:s/></text:p>
          </table:table-cell>
          <table:table-cell office:value-type="float" office:value="7066063.5800000001" table:style-name="ce14">
            <text:p>7.066.064<text:s/></text:p>
          </table:table-cell>
          <table:table-cell office:value-type="float" office:value="6546926.3899999997" table:style-name="ce14">
            <text:p>6.546.926<text:s/></text:p>
          </table:table-cell>
          <table:table-cell office:value-type="float" office:value="1404587.89" table:style-name="ce14">
            <text:p>1.404.588<text:s/></text:p>
          </table:table-cell>
          <table:table-cell office:value-type="float" office:value="14840888.09" table:style-name="ce14">
            <text:p>14.840.888<text:s/></text:p>
          </table:table-cell>
          <table:table-cell office:value-type="float" office:value="913442.35" table:style-name="ce14">
            <text:p>913.442<text:s/></text:p>
          </table:table-cell>
          <table:table-cell office:value-type="float" office:value="65486488.210000001" table:style-name="ce14">
            <text:p>65.486.488<text:s/></text:p>
          </table:table-cell>
          <table:table-cell office:value-type="float" office:value="683811992.13999999" table:style-name="ce14">
            <text:p>683.811.992<text:s/></text:p>
          </table:table-cell>
          <table:table-cell office:value-type="float" office:value="7079429.4900000002" table:style-name="ce14">
            <text:p>7.079.429<text:s/></text:p>
          </table:table-cell>
          <table:table-cell office:value-type="float" office:value="2153399.71" table:style-name="ce14">
            <text:p>2.153.400<text:s/></text:p>
          </table:table-cell>
          <table:table-cell office:value-type="float" office:value="157952.54" table:style-name="ce14">
            <text:p>157.953<text:s/></text:p>
          </table:table-cell>
          <table:table-cell office:value-type="float" office:value="97893989.230000004" table:style-name="ce14">
            <text:p>97.893.989<text:s/></text:p>
          </table:table-cell>
          <table:table-cell office:value-type="float" office:value="52953972.159999996" table:style-name="ce14">
            <text:p>52.953.972<text:s/></text:p>
          </table:table-cell>
          <table:table-cell office:value-type="float" office:value="2156929.5499999998" table:style-name="ce14">
            <text:p>2.156.930<text:s/></text:p>
          </table:table-cell>
          <table:table-cell office:value-type="float" office:value="2203537884.0999999" table:style-name="ce14">
            <text:p>2.203.537.884<text:s/></text:p>
          </table:table-cell>
          <table:table-cell office:value-type="float" office:value="482871.31" table:style-name="ce14">
            <text:p>482.871<text:s/></text:p>
          </table:table-cell>
          <table:table-cell office:value-type="float" office:value="3761448869.3899999" table:style-name="ce15">
            <text:p>3.761.448.86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795.23" table:style-name="ce14">
            <text:p>795<text:s/></text:p>
          </table:table-cell>
          <table:table-cell office:value-type="float" office:value="241018.43" table:style-name="ce14">
            <text:p>241.018<text:s/></text:p>
          </table:table-cell>
          <table:table-cell office:value-type="float" office:value="15325539.23" table:style-name="ce14">
            <text:p>15.325.539<text:s/></text:p>
          </table:table-cell>
          <table:table-cell office:value-type="float" office:value="4664.67" table:style-name="ce14">
            <text:p>4.665<text:s/></text:p>
          </table:table-cell>
          <table:table-cell office:value-type="float" office:value="6834049" table:style-name="ce14">
            <text:p>6.834.049<text:s/></text:p>
          </table:table-cell>
          <table:table-cell office:value-type="float" office:value="12012087.82" table:style-name="ce14">
            <text:p>12.012.088<text:s/></text:p>
          </table:table-cell>
          <table:table-cell office:value-type="float" office:value="302238652.71999997" table:style-name="ce14">
            <text:p>302.238.653<text:s/></text:p>
          </table:table-cell>
          <table:table-cell office:value-type="float" office:value="14285818.85" table:style-name="ce14">
            <text:p>14.285.819<text:s/></text:p>
          </table:table-cell>
          <table:table-cell office:value-type="float" office:value="3711062.97" table:style-name="ce14">
            <text:p>3.711.063<text:s/></text:p>
          </table:table-cell>
          <table:table-cell office:value-type="float" office:value="968331.1" table:style-name="ce14">
            <text:p>968.331<text:s/></text:p>
          </table:table-cell>
          <table:table-cell office:value-type="float" office:value="25574867.350000001" table:style-name="ce14">
            <text:p>25.574.867<text:s/></text:p>
          </table:table-cell>
          <table:table-cell office:value-type="float" office:value="2403813.52" table:style-name="ce14">
            <text:p>2.403.814<text:s/></text:p>
          </table:table-cell>
          <table:table-cell office:value-type="float" office:value="2347507.84" table:style-name="ce14">
            <text:p>2.347.508<text:s/></text:p>
          </table:table-cell>
          <table:table-cell office:value-type="float" office:value="1922920.17" table:style-name="ce14">
            <text:p>1.922.920<text:s/></text:p>
          </table:table-cell>
          <table:table-cell office:value-type="float" office:value="780247.51" table:style-name="ce14">
            <text:p>780.248<text:s/></text:p>
          </table:table-cell>
          <table:table-cell office:value-type="float" office:value="4259681.63" table:style-name="ce14">
            <text:p>4.259.682<text:s/></text:p>
          </table:table-cell>
          <table:table-cell office:value-type="float" office:value="216866.81" table:style-name="ce14">
            <text:p>216.867<text:s/></text:p>
          </table:table-cell>
          <table:table-cell office:value-type="float" office:value="23175201.399999999" table:style-name="ce14">
            <text:p>23.175.201<text:s/></text:p>
          </table:table-cell>
          <table:table-cell office:value-type="float" office:value="1586064339.4300001" table:style-name="ce14">
            <text:p>1.586.064.339<text:s/></text:p>
          </table:table-cell>
          <table:table-cell office:value-type="float" office:value="956634.81" table:style-name="ce14">
            <text:p>956.635<text:s/></text:p>
          </table:table-cell>
          <table:table-cell office:value-type="float" office:value="118349.73" table:style-name="ce14">
            <text:p>118.350<text:s/></text:p>
          </table:table-cell>
          <table:table-cell office:value-type="float" office:value="63.06" table:style-name="ce14">
            <text:p>63<text:s/></text:p>
          </table:table-cell>
          <table:table-cell office:value-type="float" office:value="24280299.23" table:style-name="ce14">
            <text:p>24.280.299<text:s/></text:p>
          </table:table-cell>
          <table:table-cell office:value-type="float" office:value="11209349.9" table:style-name="ce14">
            <text:p>11.209.350<text:s/></text:p>
          </table:table-cell>
          <table:table-cell office:value-type="float" office:value="1074235.8799999999" table:style-name="ce14">
            <text:p>1.074.236<text:s/></text:p>
          </table:table-cell>
          <table:table-cell office:value-type="float" office:value="931215899.08000004" table:style-name="ce14">
            <text:p>931.215.899<text:s/></text:p>
          </table:table-cell>
          <table:table-cell office:value-type="float" office:value="1188427.3799999999" table:style-name="ce14">
            <text:p>1.188.427<text:s/></text:p>
          </table:table-cell>
          <table:table-cell office:value-type="float" office:value="2972410724.7500005" table:style-name="ce15">
            <text:p>2.972.410.72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208288.75" table:style-name="ce14">
            <text:p>208.289<text:s/></text:p>
          </table:table-cell>
          <table:table-cell office:value-type="float" office:value="1219100.0899999999" table:style-name="ce14">
            <text:p>1.219.100<text:s/></text:p>
          </table:table-cell>
          <table:table-cell office:value-type="float" office:value="4626126.3499999996" table:style-name="ce14">
            <text:p>4.626.126<text:s/></text:p>
          </table:table-cell>
          <table:table-cell office:value-type="float" office:value="205018.06" table:style-name="ce14">
            <text:p>205.018<text:s/></text:p>
          </table:table-cell>
          <table:table-cell office:value-type="float" office:value="188863182.25" table:style-name="ce14">
            <text:p>188.863.182<text:s/></text:p>
          </table:table-cell>
          <table:table-cell office:value-type="float" office:value="9537901.4400000013" table:style-name="ce14">
            <text:p>9.537.901<text:s/></text:p>
          </table:table-cell>
          <table:table-cell office:value-type="float" office:value="102845596.56" table:style-name="ce14">
            <text:p>102.845.597<text:s/></text:p>
          </table:table-cell>
          <table:table-cell office:value-type="float" office:value="7047339.3900000006" table:style-name="ce14">
            <text:p>7.047.339<text:s/></text:p>
          </table:table-cell>
          <table:table-cell office:value-type="float" office:value="6096051.9799999995" table:style-name="ce14">
            <text:p>6.096.052<text:s/></text:p>
          </table:table-cell>
          <table:table-cell office:value-type="float" office:value="1839494.96" table:style-name="ce14">
            <text:p>1.839.495<text:s/></text:p>
          </table:table-cell>
          <table:table-cell office:value-type="float" office:value="33455707.77" table:style-name="ce14">
            <text:p>33.455.708<text:s/></text:p>
          </table:table-cell>
          <table:table-cell office:value-type="float" office:value="2088850.07" table:style-name="ce14">
            <text:p>2.088.850<text:s/></text:p>
          </table:table-cell>
          <table:table-cell office:value-type="float" office:value="4132021.68" table:style-name="ce14">
            <text:p>4.132.022<text:s/></text:p>
          </table:table-cell>
          <table:table-cell office:value-type="float" office:value="3844898.99" table:style-name="ce14">
            <text:p>3.844.899<text:s/></text:p>
          </table:table-cell>
          <table:table-cell office:value-type="float" office:value="1827631.13" table:style-name="ce14">
            <text:p>1.827.631<text:s/></text:p>
          </table:table-cell>
          <table:table-cell office:value-type="float" office:value="7097328.4800000004" table:style-name="ce14">
            <text:p>7.097.328<text:s/></text:p>
          </table:table-cell>
          <table:table-cell office:value-type="float" office:value="1610357.77" table:style-name="ce14">
            <text:p>1.610.358<text:s/></text:p>
          </table:table-cell>
          <table:table-cell office:value-type="float" office:value="21668653.640000001" table:style-name="ce14">
            <text:p>21.668.654<text:s/></text:p>
          </table:table-cell>
          <table:table-cell office:value-type="float" office:value="100724611.23999999" table:style-name="ce14">
            <text:p>100.724.611<text:s/></text:p>
          </table:table-cell>
          <table:table-cell office:value-type="float" office:value="1653868.88" table:style-name="ce14">
            <text:p>1.653.869<text:s/></text:p>
          </table:table-cell>
          <table:table-cell office:value-type="float" office:value="736886.55" table:style-name="ce14">
            <text:p>736.887<text:s/></text:p>
          </table:table-cell>
          <table:table-cell office:value-type="float" office:value="319833.65999999997" table:style-name="ce14">
            <text:p>319.834<text:s/></text:p>
          </table:table-cell>
          <table:table-cell office:value-type="float" office:value="39558512.060000002" table:style-name="ce14">
            <text:p>39.558.512<text:s/></text:p>
          </table:table-cell>
          <table:table-cell office:value-type="float" office:value="15626268.730000002" table:style-name="ce14">
            <text:p>15.626.269<text:s/></text:p>
          </table:table-cell>
          <table:table-cell office:value-type="float" office:value="1673886.6199999999" table:style-name="ce14">
            <text:p>1.673.887<text:s/></text:p>
          </table:table-cell>
          <table:table-cell office:value-type="float" office:value="426111581.93000001" table:style-name="ce14">
            <text:p>426.111.582<text:s/></text:p>
          </table:table-cell>
          <table:table-cell office:value-type="float" office:value="537136.24" table:style-name="ce14">
            <text:p>537.136<text:s/></text:p>
          </table:table-cell>
          <table:table-cell office:value-type="float" office:value="985156135.26999998" table:style-name="ce15">
            <text:p>985.156.13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173756.47" table:style-name="ce14">
            <text:p>173.756<text:s/></text:p>
          </table:table-cell>
          <table:table-cell office:value-type="float" office:value="411177.49" table:style-name="ce14">
            <text:p>411.177<text:s/></text:p>
          </table:table-cell>
          <table:table-cell office:value-type="float" office:value="4986900.5999999996" table:style-name="ce14">
            <text:p>4.986.901<text:s/></text:p>
          </table:table-cell>
          <table:table-cell office:value-type="float" office:value="45840.66" table:style-name="ce14">
            <text:p>45.841<text:s/></text:p>
          </table:table-cell>
          <table:table-cell office:value-type="float" office:value="4682500.25" table:style-name="ce14">
            <text:p>4.682.500<text:s/></text:p>
          </table:table-cell>
          <table:table-cell office:value-type="float" office:value="5893849.9699999997" table:style-name="ce14">
            <text:p>5.893.850<text:s/></text:p>
          </table:table-cell>
          <table:table-cell office:value-type="float" office:value="530328269.19" table:style-name="ce14">
            <text:p>530.328.269<text:s/></text:p>
          </table:table-cell>
          <table:table-cell office:value-type="float" office:value="12457624.43" table:style-name="ce14">
            <text:p>12.457.624<text:s/></text:p>
          </table:table-cell>
          <table:table-cell office:value-type="float" office:value="5087765.49" table:style-name="ce14">
            <text:p>5.087.765<text:s/></text:p>
          </table:table-cell>
          <table:table-cell office:value-type="float" office:value="382845.59" table:style-name="ce14">
            <text:p>382.846<text:s/></text:p>
          </table:table-cell>
          <table:table-cell office:value-type="float" office:value="73520605.680000007" table:style-name="ce14">
            <text:p>73.520.606<text:s/></text:p>
          </table:table-cell>
          <table:table-cell office:value-type="float" office:value="2247346.17" table:style-name="ce14">
            <text:p>2.247.346<text:s/></text:p>
          </table:table-cell>
          <table:table-cell office:value-type="float" office:value="6670623.8300000001" table:style-name="ce14">
            <text:p>6.670.624<text:s/></text:p>
          </table:table-cell>
          <table:table-cell office:value-type="float" office:value="10153377.99" table:style-name="ce14">
            <text:p>10.153.378<text:s/></text:p>
          </table:table-cell>
          <table:table-cell office:value-type="float" office:value="1178635.21" table:style-name="ce14">
            <text:p>1.178.635<text:s/></text:p>
          </table:table-cell>
          <table:table-cell office:value-type="float" office:value="10826429.77" table:style-name="ce14">
            <text:p>10.826.430<text:s/></text:p>
          </table:table-cell>
          <table:table-cell office:value-type="float" office:value="223116.45" table:style-name="ce14">
            <text:p>223.116<text:s/></text:p>
          </table:table-cell>
          <table:table-cell office:value-type="float" office:value="41311347.43" table:style-name="ce14">
            <text:p>41.311.347<text:s/></text:p>
          </table:table-cell>
          <table:table-cell office:value-type="float" office:value="173372877.28999999" table:style-name="ce14">
            <text:p>173.372.877<text:s/></text:p>
          </table:table-cell>
          <table:table-cell office:value-type="float" office:value="1155970.8899999999" table:style-name="ce14">
            <text:p>1.155.971<text:s/></text:p>
          </table:table-cell>
          <table:table-cell office:value-type="float" office:value="3102749.23" table:style-name="ce14">
            <text:p>3.102.749<text:s/></text:p>
          </table:table-cell>
          <table:table-cell office:value-type="float" office:value="16510.93" table:style-name="ce14">
            <text:p>16.511<text:s/></text:p>
          </table:table-cell>
          <table:table-cell office:value-type="float" office:value="74760397.840000004" table:style-name="ce14">
            <text:p>74.760.398<text:s/></text:p>
          </table:table-cell>
          <table:table-cell office:value-type="float" office:value="16214506.130000001" table:style-name="ce14">
            <text:p>16.214.506<text:s/></text:p>
          </table:table-cell>
          <table:table-cell office:value-type="float" office:value="3416935.23" table:style-name="ce14">
            <text:p>3.416.935<text:s/></text:p>
          </table:table-cell>
          <table:table-cell office:value-type="float" office:value="2364507985.6700001" table:style-name="ce14">
            <text:p>2.364.507.986<text:s/></text:p>
          </table:table-cell>
          <table:table-cell office:value-type="float" office:value="140388.14000000001" table:style-name="ce14">
            <text:p>140.388<text:s/></text:p>
          </table:table-cell>
          <table:table-cell office:value-type="float" office:value="3347270334.02" table:style-name="ce15">
            <text:p>3.347.270.33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24887.86" table:style-name="ce14">
            <text:p>24.888<text:s/></text:p>
          </table:table-cell>
          <table:table-cell office:value-type="float" office:value="62518.6" table:style-name="ce14">
            <text:p>62.519<text:s/></text:p>
          </table:table-cell>
          <table:table-cell office:value-type="float" office:value="57164.59" table:style-name="ce14">
            <text:p>57.165<text:s/></text:p>
          </table:table-cell>
          <table:table-cell office:value-type="float" office:value="16999.849999999999" table:style-name="ce14">
            <text:p>17.000<text:s/></text:p>
          </table:table-cell>
          <table:table-cell office:value-type="float" office:value="1228904.01" table:style-name="ce14">
            <text:p>1.228.904<text:s/></text:p>
          </table:table-cell>
          <table:table-cell office:value-type="float" office:value="147247.07999999999" table:style-name="ce14">
            <text:p>147.247<text:s/></text:p>
          </table:table-cell>
          <table:table-cell office:value-type="float" office:value="122959.73000000001" table:style-name="ce14">
            <text:p>122.960<text:s/></text:p>
          </table:table-cell>
          <table:table-cell office:value-type="float" office:value="220402.43" table:style-name="ce14">
            <text:p>220.402<text:s/></text:p>
          </table:table-cell>
          <table:table-cell office:value-type="float" office:value="1381112.95" table:style-name="ce14">
            <text:p>1.381.113<text:s/></text:p>
          </table:table-cell>
          <table:table-cell office:value-type="float" office:value="177375.51" table:style-name="ce14">
            <text:p>177.376<text:s/></text:p>
          </table:table-cell>
          <table:table-cell office:value-type="float" office:value="2793361.6" table:style-name="ce14">
            <text:p>2.793.362<text:s/></text:p>
          </table:table-cell>
          <table:table-cell office:value-type="float" office:value="1990192.79" table:style-name="ce14">
            <text:p>1.990.193<text:s/></text:p>
          </table:table-cell>
          <table:table-cell office:value-type="float" office:value="2012391.64" table:style-name="ce14">
            <text:p>2.012.392<text:s/></text:p>
          </table:table-cell>
          <table:table-cell office:value-type="float" office:value="1167568.8400000001" table:style-name="ce14">
            <text:p>1.167.569<text:s/></text:p>
          </table:table-cell>
          <table:table-cell office:value-type="float" office:value="66703.73" table:style-name="ce14">
            <text:p>66.704<text:s/></text:p>
          </table:table-cell>
          <table:table-cell office:value-type="float" office:value="257417.15" table:style-name="ce14">
            <text:p>257.417<text:s/></text:p>
          </table:table-cell>
          <table:table-cell office:value-type="float" office:value="633152.87" table:style-name="ce14">
            <text:p>633.153<text:s/></text:p>
          </table:table-cell>
          <table:table-cell office:value-type="float" office:value="1014424.7" table:style-name="ce14">
            <text:p>1.014.425<text:s/></text:p>
          </table:table-cell>
          <table:table-cell office:value-type="float" office:value="308575.59000000003" table:style-name="ce14">
            <text:p>308.576<text:s/></text:p>
          </table:table-cell>
          <table:table-cell office:value-type="float" office:value="58812.14" table:style-name="ce14">
            <text:p>58.812<text:s/></text:p>
          </table:table-cell>
          <table:table-cell office:value-type="float" office:value="299223.27" table:style-name="ce14">
            <text:p>299.223<text:s/></text:p>
          </table:table-cell>
          <table:table-cell office:value-type="float" office:value="58356.2" table:style-name="ce14">
            <text:p>58.356<text:s/></text:p>
          </table:table-cell>
          <table:table-cell office:value-type="float" office:value="1183257.3400000001" table:style-name="ce14">
            <text:p>1.183.257<text:s/></text:p>
          </table:table-cell>
          <table:table-cell office:value-type="float" office:value="375188.62" table:style-name="ce14">
            <text:p>375.189<text:s/></text:p>
          </table:table-cell>
          <table:table-cell office:value-type="float" office:value="63762.559999999998" table:style-name="ce14">
            <text:p>63.763<text:s/></text:p>
          </table:table-cell>
          <table:table-cell office:value-type="float" office:value="1666180.41" table:style-name="ce14">
            <text:p>1.666.180<text:s/></text:p>
          </table:table-cell>
          <table:table-cell office:value-type="float" office:value="245057.88" table:style-name="ce14">
            <text:p>245.058<text:s/></text:p>
          </table:table-cell>
          <table:table-cell office:value-type="float" office:value="17633199.939999994" table:style-name="ce15">
            <text:p>17.633.20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1245740.029999999" table:style-name="ce14">
            <text:p>11.245.740<text:s/></text:p>
          </table:table-cell>
          <table:table-cell office:value-type="float" office:value="42992888.840000004" table:style-name="ce14">
            <text:p>42.992.889<text:s/></text:p>
          </table:table-cell>
          <table:table-cell office:value-type="float" office:value="338304331.88999999" table:style-name="ce14">
            <text:p>338.304.332<text:s/></text:p>
          </table:table-cell>
          <table:table-cell office:value-type="float" office:value="11194860.42" table:style-name="ce14">
            <text:p>11.194.860<text:s/></text:p>
          </table:table-cell>
          <table:table-cell office:value-type="float" office:value="423820702.31" table:style-name="ce14">
            <text:p>423.820.702<text:s/></text:p>
          </table:table-cell>
          <table:table-cell office:value-type="float" office:value="262475228.84999999" table:style-name="ce14">
            <text:p>262.475.229<text:s/></text:p>
          </table:table-cell>
          <table:table-cell office:value-type="float" office:value="903523978.61000001" table:style-name="ce14">
            <text:p>903.523.979<text:s/></text:p>
          </table:table-cell>
          <table:table-cell office:value-type="float" office:value="291470002.07999998" table:style-name="ce14">
            <text:p>291.470.002<text:s/></text:p>
          </table:table-cell>
          <table:table-cell office:value-type="float" office:value="219825050.88" table:style-name="ce14">
            <text:p>219.825.051<text:s/></text:p>
          </table:table-cell>
          <table:table-cell office:value-type="float" office:value="151167406.44999999" table:style-name="ce14">
            <text:p>151.167.406<text:s/></text:p>
          </table:table-cell>
          <table:table-cell office:value-type="float" office:value="810848244.13999999" table:style-name="ce14">
            <text:p>810.848.244<text:s/></text:p>
          </table:table-cell>
          <table:table-cell office:value-type="float" office:value="75457875.75" table:style-name="ce14">
            <text:p>75.457.876<text:s/></text:p>
          </table:table-cell>
          <table:table-cell office:value-type="float" office:value="109509842.91" table:style-name="ce14">
            <text:p>109.509.843<text:s/></text:p>
          </table:table-cell>
          <table:table-cell office:value-type="float" office:value="99584778.819999993" table:style-name="ce14">
            <text:p>99.584.779<text:s/></text:p>
          </table:table-cell>
          <table:table-cell office:value-type="float" office:value="66691721.340000004" table:style-name="ce14">
            <text:p>66.691.721<text:s/></text:p>
          </table:table-cell>
          <table:table-cell office:value-type="float" office:value="358032281.18000001" table:style-name="ce14">
            <text:p>358.032.281<text:s/></text:p>
          </table:table-cell>
          <table:table-cell office:value-type="float" office:value="48585694.340000004" table:style-name="ce14">
            <text:p>48.585.694<text:s/></text:p>
          </table:table-cell>
          <table:table-cell office:value-type="float" office:value="931339215.00999999" table:style-name="ce14">
            <text:p>931.339.215<text:s/></text:p>
          </table:table-cell>
          <table:table-cell office:value-type="float" office:value="3154887361.9400001" table:style-name="ce14">
            <text:p>3.154.887.362<text:s/></text:p>
          </table:table-cell>
          <table:table-cell office:value-type="float" office:value="66248682.030000001" table:style-name="ce14">
            <text:p>66.248.682<text:s/></text:p>
          </table:table-cell>
          <table:table-cell office:value-type="float" office:value="32562001.43" table:style-name="ce14">
            <text:p>32.562.001<text:s/></text:p>
          </table:table-cell>
          <table:table-cell office:value-type="float" office:value="9148515.6500000004" table:style-name="ce14">
            <text:p>9.148.516<text:s/></text:p>
          </table:table-cell>
          <table:table-cell office:value-type="float" office:value="884336386.61000001" table:style-name="ce14">
            <text:p>884.336.387<text:s/></text:p>
          </table:table-cell>
          <table:table-cell office:value-type="float" office:value="761551671.78999996" table:style-name="ce14">
            <text:p>761.551.672<text:s/></text:p>
          </table:table-cell>
          <table:table-cell office:value-type="float" office:value="41236451.359999999" table:style-name="ce14">
            <text:p>41.236.451<text:s/></text:p>
          </table:table-cell>
          <table:table-cell office:value-type="float" office:value="7108385836.1099997" table:style-name="ce14">
            <text:p>7.108.385.836<text:s/></text:p>
          </table:table-cell>
          <table:table-cell office:value-type="float" office:value="26037623.149999999" table:style-name="ce14">
            <text:p>26.037.623<text:s/></text:p>
          </table:table-cell>
          <table:table-cell office:value-type="float" office:value="17240464373.920002" table:style-name="ce15">
            <text:p>17.240.464.37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5676.2" table:style-name="ce14">
            <text:p>5.676<text:s/></text:p>
          </table:table-cell>
          <table:table-cell office:value-type="float" office:value="60231.05" table:style-name="ce14">
            <text:p>60.231<text:s/></text:p>
          </table:table-cell>
          <table:table-cell office:value-type="float" office:value="135838.35999999999" table:style-name="ce14">
            <text:p>135.838<text:s/></text:p>
          </table:table-cell>
          <table:table-cell office:value-type="float" office:value="22632.81" table:style-name="ce14">
            <text:p>22.633<text:s/></text:p>
          </table:table-cell>
          <table:table-cell office:value-type="float" office:value="1352221.02" table:style-name="ce14">
            <text:p>1.352.221<text:s/></text:p>
          </table:table-cell>
          <table:table-cell office:value-type="float" office:value="18417824" table:style-name="ce14">
            <text:p>18.417.824<text:s/></text:p>
          </table:table-cell>
          <table:table-cell office:value-type="float" office:value="449190086.52999997" table:style-name="ce14">
            <text:p>449.190.087<text:s/></text:p>
          </table:table-cell>
          <table:table-cell office:value-type="float" office:value="6153944.9000000004" table:style-name="ce14">
            <text:p>6.153.945<text:s/></text:p>
          </table:table-cell>
          <table:table-cell office:value-type="float" office:value="294627.49" table:style-name="ce14">
            <text:p>294.627<text:s/></text:p>
          </table:table-cell>
          <table:table-cell office:value-type="float" office:value="22141.119999999999" table:style-name="ce14">
            <text:p>22.141<text:s/></text:p>
          </table:table-cell>
          <table:table-cell office:value-type="float" office:value="23839161.879999999" table:style-name="ce14">
            <text:p>23.839.162<text:s/></text:p>
          </table:table-cell>
          <table:table-cell office:value-type="float" office:value="12620.41" table:style-name="ce14">
            <text:p>12.620<text:s/></text:p>
          </table:table-cell>
          <table:table-cell office:value-type="float" office:value="156298.6" table:style-name="ce14">
            <text:p>156.299<text:s/></text:p>
          </table:table-cell>
          <table:table-cell office:value-type="float" office:value="10669667" table:style-name="ce14">
            <text:p>10.669.667<text:s/></text:p>
          </table:table-cell>
          <table:table-cell office:value-type="float" office:value="30861.87" table:style-name="ce14">
            <text:p>30.862<text:s/></text:p>
          </table:table-cell>
          <table:table-cell office:value-type="float" office:value="9197980.9000000004" table:style-name="ce14">
            <text:p>9.197.981<text:s/></text:p>
          </table:table-cell>
          <table:table-cell office:value-type="float" office:value="43816.480000000003" table:style-name="ce14">
            <text:p>43.816<text:s/></text:p>
          </table:table-cell>
          <table:table-cell office:value-type="float" office:value="13517036.32" table:style-name="ce14">
            <text:p>13.517.036<text:s/></text:p>
          </table:table-cell>
          <table:table-cell office:value-type="float" office:value="123784316.08" table:style-name="ce14">
            <text:p>123.784.316<text:s/></text:p>
          </table:table-cell>
          <table:table-cell office:value-type="float" office:value="98527.57" table:style-name="ce14">
            <text:p>98.528<text:s/></text:p>
          </table:table-cell>
          <table:table-cell office:value-type="float" office:value="62554.61" table:style-name="ce14">
            <text:p>62.555<text:s/></text:p>
          </table:table-cell>
          <table:table-cell office:value-type="float" office:value="5303.18" table:style-name="ce14">
            <text:p>5.303<text:s/></text:p>
          </table:table-cell>
          <table:table-cell office:value-type="float" office:value="35163558.450000003" table:style-name="ce14">
            <text:p>35.163.558<text:s/></text:p>
          </table:table-cell>
          <table:table-cell office:value-type="float" office:value="1110433.57" table:style-name="ce14">
            <text:p>1.110.434<text:s/></text:p>
          </table:table-cell>
          <table:table-cell office:value-type="float" office:value="1735577.94" table:style-name="ce14">
            <text:p>1.735.578<text:s/></text:p>
          </table:table-cell>
          <table:table-cell office:value-type="float" office:value="752785370.04999995" table:style-name="ce14">
            <text:p>752.785.370<text:s/></text:p>
          </table:table-cell>
          <table:table-cell office:value-type="float" office:value="17883.18" table:style-name="ce14">
            <text:p>17.883<text:s/></text:p>
          </table:table-cell>
          <table:table-cell office:value-type="float" office:value="1447886191.5700002" table:style-name="ce15">
            <text:p>1.447.886.19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1240063.83" table:style-name="ce14">
            <text:p>11.240.064<text:s/></text:p>
          </table:table-cell>
          <table:table-cell office:value-type="float" office:value="42932657.789999999" table:style-name="ce14">
            <text:p>42.932.658<text:s/></text:p>
          </table:table-cell>
          <table:table-cell office:value-type="float" office:value="338168493.53000003" table:style-name="ce14">
            <text:p>338.168.494<text:s/></text:p>
          </table:table-cell>
          <table:table-cell office:value-type="float" office:value="11172227.609999998" table:style-name="ce14">
            <text:p>11.172.228<text:s/></text:p>
          </table:table-cell>
          <table:table-cell office:value-type="float" office:value="422468481.28999996" table:style-name="ce14">
            <text:p>422.468.481<text:s/></text:p>
          </table:table-cell>
          <table:table-cell office:value-type="float" office:value="244057404.85000002" table:style-name="ce14">
            <text:p>244.057.405<text:s/></text:p>
          </table:table-cell>
          <table:table-cell office:value-type="float" office:value="454333892.07999998" table:style-name="ce14">
            <text:p>454.333.892<text:s/></text:p>
          </table:table-cell>
          <table:table-cell office:value-type="float" office:value="285316057.18000001" table:style-name="ce14">
            <text:p>285.316.057<text:s/></text:p>
          </table:table-cell>
          <table:table-cell office:value-type="float" office:value="219530423.39000002" table:style-name="ce14">
            <text:p>219.530.423<text:s/></text:p>
          </table:table-cell>
          <table:table-cell office:value-type="float" office:value="151145265.33000001" table:style-name="ce14">
            <text:p>151.145.265<text:s/></text:p>
          </table:table-cell>
          <table:table-cell office:value-type="float" office:value="787009082.26000011" table:style-name="ce14">
            <text:p>787.009.082<text:s/></text:p>
          </table:table-cell>
          <table:table-cell office:value-type="float" office:value="75445255.340000004" table:style-name="ce14">
            <text:p>75.445.255<text:s/></text:p>
          </table:table-cell>
          <table:table-cell office:value-type="float" office:value="109353544.30999999" table:style-name="ce14">
            <text:p>109.353.544<text:s/></text:p>
          </table:table-cell>
          <table:table-cell office:value-type="float" office:value="88915111.820000008" table:style-name="ce14">
            <text:p>88.915.112<text:s/></text:p>
          </table:table-cell>
          <table:table-cell office:value-type="float" office:value="66660859.469999999" table:style-name="ce14">
            <text:p>66.660.859<text:s/></text:p>
          </table:table-cell>
          <table:table-cell office:value-type="float" office:value="348834300.28000003" table:style-name="ce14">
            <text:p>348.834.300<text:s/></text:p>
          </table:table-cell>
          <table:table-cell office:value-type="float" office:value="48541877.859999992" table:style-name="ce14">
            <text:p>48.541.878<text:s/></text:p>
          </table:table-cell>
          <table:table-cell office:value-type="float" office:value="917822178.68999994" table:style-name="ce14">
            <text:p>917.822.179<text:s/></text:p>
          </table:table-cell>
          <table:table-cell office:value-type="float" office:value="3031103045.8600001" table:style-name="ce14">
            <text:p>3.031.103.046<text:s/></text:p>
          </table:table-cell>
          <table:table-cell office:value-type="float" office:value="66150154.460000001" table:style-name="ce14">
            <text:p>66.150.154<text:s/></text:p>
          </table:table-cell>
          <table:table-cell office:value-type="float" office:value="32499446.819999997" table:style-name="ce14">
            <text:p>32.499.447<text:s/></text:p>
          </table:table-cell>
          <table:table-cell office:value-type="float" office:value="9143212.4700000007" table:style-name="ce14">
            <text:p>9.143.212<text:s/></text:p>
          </table:table-cell>
          <table:table-cell office:value-type="float" office:value="849172828.15999997" table:style-name="ce14">
            <text:p>849.172.828<text:s/></text:p>
          </table:table-cell>
          <table:table-cell office:value-type="float" office:value="760441238.22000003" table:style-name="ce14">
            <text:p>760.441.238<text:s/></text:p>
          </table:table-cell>
          <table:table-cell office:value-type="float" office:value="39500873.419999994" table:style-name="ce14">
            <text:p>39.500.873<text:s/></text:p>
          </table:table-cell>
          <table:table-cell office:value-type="float" office:value="6355600466.0600004" table:style-name="ce14">
            <text:p>6.355.600.466<text:s/></text:p>
          </table:table-cell>
          <table:table-cell office:value-type="float" office:value="26019739.970000003" table:style-name="ce14">
            <text:p>26.019.740<text:s/></text:p>
          </table:table-cell>
          <table:table-cell office:value-type="float" office:value="15792578182.35" table:style-name="ce15">
            <text:p>15.792.578.18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583731.82" table:style-name="ce14">
            <text:p>3.583.732<text:s/></text:p>
          </table:table-cell>
          <table:table-cell office:value-type="float" office:value="14939503.939999999" table:style-name="ce14">
            <text:p>14.939.504<text:s/></text:p>
          </table:table-cell>
          <table:table-cell office:value-type="float" office:value="86207716.390000001" table:style-name="ce14">
            <text:p>86.207.716<text:s/></text:p>
          </table:table-cell>
          <table:table-cell office:value-type="float" office:value="4012865.05" table:style-name="ce14">
            <text:p>4.012.865<text:s/></text:p>
          </table:table-cell>
          <table:table-cell office:value-type="float" office:value="125994009.27" table:style-name="ce14">
            <text:p>125.994.009<text:s/></text:p>
          </table:table-cell>
          <table:table-cell office:value-type="float" office:value="74574185.409999996" table:style-name="ce14">
            <text:p>74.574.185<text:s/></text:p>
          </table:table-cell>
          <table:table-cell office:value-type="float" office:value="334269489" table:style-name="ce14">
            <text:p>334.269.489<text:s/></text:p>
          </table:table-cell>
          <table:table-cell office:value-type="float" office:value="82316888.329999998" table:style-name="ce14">
            <text:p>82.316.888<text:s/></text:p>
          </table:table-cell>
          <table:table-cell office:value-type="float" office:value="74837772.980000004" table:style-name="ce14">
            <text:p>74.837.773<text:s/></text:p>
          </table:table-cell>
          <table:table-cell office:value-type="float" office:value="43710808.539999999" table:style-name="ce14">
            <text:p>43.710.809<text:s/></text:p>
          </table:table-cell>
          <table:table-cell office:value-type="float" office:value="260531008.27000001" table:style-name="ce14">
            <text:p>260.531.008<text:s/></text:p>
          </table:table-cell>
          <table:table-cell office:value-type="float" office:value="27685789.890000001" table:style-name="ce14">
            <text:p>27.685.790<text:s/></text:p>
          </table:table-cell>
          <table:table-cell office:value-type="float" office:value="42748874.649999999" table:style-name="ce14">
            <text:p>42.748.875<text:s/></text:p>
          </table:table-cell>
          <table:table-cell office:value-type="float" office:value="39704012.259999998" table:style-name="ce14">
            <text:p>39.704.012<text:s/></text:p>
          </table:table-cell>
          <table:table-cell office:value-type="float" office:value="22769661.09" table:style-name="ce14">
            <text:p>22.769.661<text:s/></text:p>
          </table:table-cell>
          <table:table-cell office:value-type="float" office:value="103336387.56" table:style-name="ce14">
            <text:p>103.336.388<text:s/></text:p>
          </table:table-cell>
          <table:table-cell office:value-type="float" office:value="16996313.559999999" table:style-name="ce14">
            <text:p>16.996.314<text:s/></text:p>
          </table:table-cell>
          <table:table-cell office:value-type="float" office:value="253762198.75999999" table:style-name="ce14">
            <text:p>253.762.199<text:s/></text:p>
          </table:table-cell>
          <table:table-cell office:value-type="float" office:value="744516529.14999998" table:style-name="ce14">
            <text:p>744.516.529<text:s/></text:p>
          </table:table-cell>
          <table:table-cell office:value-type="float" office:value="27039492.66" table:style-name="ce14">
            <text:p>27.039.493<text:s/></text:p>
          </table:table-cell>
          <table:table-cell office:value-type="float" office:value="14379450.1" table:style-name="ce14">
            <text:p>14.379.450<text:s/></text:p>
          </table:table-cell>
          <table:table-cell office:value-type="float" office:value="3658751.9" table:style-name="ce14">
            <text:p>3.658.752<text:s/></text:p>
          </table:table-cell>
          <table:table-cell office:value-type="float" office:value="247337515.44" table:style-name="ce14">
            <text:p>247.337.515<text:s/></text:p>
          </table:table-cell>
          <table:table-cell office:value-type="float" office:value="197978600.03999999" table:style-name="ce14">
            <text:p>197.978.600<text:s/></text:p>
          </table:table-cell>
          <table:table-cell office:value-type="float" office:value="15110449.619999999" table:style-name="ce14">
            <text:p>15.110.450<text:s/></text:p>
          </table:table-cell>
          <table:table-cell office:value-type="float" office:value="1758744489.47" table:style-name="ce14">
            <text:p>1.758.744.489<text:s/></text:p>
          </table:table-cell>
          <table:table-cell office:value-type="float" office:value="10908209.619999999" table:style-name="ce14">
            <text:p>10.908.210<text:s/></text:p>
          </table:table-cell>
          <table:table-cell office:value-type="float" office:value="4631654704.7699995" table:style-name="ce15">
            <text:p>4.631.654.70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922.38" table:style-name="ce14">
            <text:p>922<text:s/></text:p>
          </table:table-cell>
          <table:table-cell office:value-type="float" office:value="9625.2900000000009" table:style-name="ce14">
            <text:p>9.625<text:s/></text:p>
          </table:table-cell>
          <table:table-cell office:value-type="float" office:value="22253.91" table:style-name="ce14">
            <text:p>22.254<text:s/></text:p>
          </table:table-cell>
          <table:table-cell office:value-type="float" office:value="3677.35" table:style-name="ce14">
            <text:p>3.677<text:s/></text:p>
          </table:table-cell>
          <table:table-cell office:value-type="float" office:value="220680.21" table:style-name="ce14">
            <text:p>220.680<text:s/></text:p>
          </table:table-cell>
          <table:table-cell office:value-type="float" office:value="3000855.07" table:style-name="ce14">
            <text:p>3.000.855<text:s/></text:p>
          </table:table-cell>
          <table:table-cell office:value-type="float" office:value="74675959.819999993" table:style-name="ce14">
            <text:p>74.675.960<text:s/></text:p>
          </table:table-cell>
          <table:table-cell office:value-type="float" office:value="1044166.31" table:style-name="ce14">
            <text:p>1.044.166<text:s/></text:p>
          </table:table-cell>
          <table:table-cell office:value-type="float" office:value="47512.639999999999" table:style-name="ce14">
            <text:p>47.513<text:s/></text:p>
          </table:table-cell>
          <table:table-cell office:value-type="float" office:value="3513.3" table:style-name="ce14">
            <text:p>3.513<text:s/></text:p>
          </table:table-cell>
          <table:table-cell office:value-type="float" office:value="3858673.69" table:style-name="ce14">
            <text:p>3.858.674<text:s/></text:p>
          </table:table-cell>
          <table:table-cell office:value-type="float" office:value="2056.92" table:style-name="ce14">
            <text:p>2.057<text:s/></text:p>
          </table:table-cell>
          <table:table-cell office:value-type="float" office:value="31442.32" table:style-name="ce14">
            <text:p>31.442<text:s/></text:p>
          </table:table-cell>
          <table:table-cell office:value-type="float" office:value="1741022.31" table:style-name="ce14">
            <text:p>1.741.022<text:s/></text:p>
          </table:table-cell>
          <table:table-cell office:value-type="float" office:value="5290.19" table:style-name="ce14">
            <text:p>5.290<text:s/></text:p>
          </table:table-cell>
          <table:table-cell office:value-type="float" office:value="1499137.95" table:style-name="ce14">
            <text:p>1.499.138<text:s/></text:p>
          </table:table-cell>
          <table:table-cell office:value-type="float" office:value="7447.32" table:style-name="ce14">
            <text:p>7.447<text:s/></text:p>
          </table:table-cell>
          <table:table-cell office:value-type="float" office:value="2231896.06" table:style-name="ce14">
            <text:p>2.231.896<text:s/></text:p>
          </table:table-cell>
          <table:table-cell office:value-type="float" office:value="20281349.289999999" table:style-name="ce14">
            <text:p>20.281.349<text:s/></text:p>
          </table:table-cell>
          <table:table-cell office:value-type="float" office:value="15408.14" table:style-name="ce14">
            <text:p>15.408<text:s/></text:p>
          </table:table-cell>
          <table:table-cell office:value-type="float" office:value="10016.66" table:style-name="ce14">
            <text:p>10.017<text:s/></text:p>
          </table:table-cell>
          <table:table-cell office:value-type="float" office:value="861.77" table:style-name="ce14">
            <text:p>862<text:s/></text:p>
          </table:table-cell>
          <table:table-cell office:value-type="float" office:value="5928199.4400000004" table:style-name="ce14">
            <text:p>5.928.199<text:s/></text:p>
          </table:table-cell>
          <table:table-cell office:value-type="float" office:value="187932.14" table:style-name="ce14">
            <text:p>187.932<text:s/></text:p>
          </table:table-cell>
          <table:table-cell office:value-type="float" office:value="297230.8" table:style-name="ce14">
            <text:p>297.231<text:s/></text:p>
          </table:table-cell>
          <table:table-cell office:value-type="float" office:value="123633050.59" table:style-name="ce14">
            <text:p>123.633.051<text:s/></text:p>
          </table:table-cell>
          <table:table-cell office:value-type="float" office:value="3003.58" table:style-name="ce14">
            <text:p>3.004<text:s/></text:p>
          </table:table-cell>
          <table:table-cell office:value-type="float" office:value="238763185.44999999" table:style-name="ce15">
            <text:p>238.763.18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582809.44" table:style-name="ce14">
            <text:p>3.582.809<text:s/></text:p>
          </table:table-cell>
          <table:table-cell office:value-type="float" office:value="14929878.65" table:style-name="ce14">
            <text:p>14.929.879<text:s/></text:p>
          </table:table-cell>
          <table:table-cell office:value-type="float" office:value="86185462.479999989" table:style-name="ce14">
            <text:p>86.185.462<text:s/></text:p>
          </table:table-cell>
          <table:table-cell office:value-type="float" office:value="4009187.7" table:style-name="ce14">
            <text:p>4.009.188<text:s/></text:p>
          </table:table-cell>
          <table:table-cell office:value-type="float" office:value="125773329.06" table:style-name="ce14">
            <text:p>125.773.329<text:s/></text:p>
          </table:table-cell>
          <table:table-cell office:value-type="float" office:value="71573330.340000004" table:style-name="ce14">
            <text:p>71.573.330<text:s/></text:p>
          </table:table-cell>
          <table:table-cell office:value-type="float" office:value="259593529.18000001" table:style-name="ce14">
            <text:p>259.593.529<text:s/></text:p>
          </table:table-cell>
          <table:table-cell office:value-type="float" office:value="81272722.020000011" table:style-name="ce14">
            <text:p>81.272.722<text:s/></text:p>
          </table:table-cell>
          <table:table-cell office:value-type="float" office:value="74790260.339999989" table:style-name="ce14">
            <text:p>74.790.260<text:s/></text:p>
          </table:table-cell>
          <table:table-cell office:value-type="float" office:value="43707295.240000002" table:style-name="ce14">
            <text:p>43.707.295<text:s/></text:p>
          </table:table-cell>
          <table:table-cell office:value-type="float" office:value="256672334.57999998" table:style-name="ce14">
            <text:p>256.672.335<text:s/></text:p>
          </table:table-cell>
          <table:table-cell office:value-type="float" office:value="27683732.969999999" table:style-name="ce14">
            <text:p>27.683.733<text:s/></text:p>
          </table:table-cell>
          <table:table-cell office:value-type="float" office:value="42717432.329999998" table:style-name="ce14">
            <text:p>42.717.432<text:s/></text:p>
          </table:table-cell>
          <table:table-cell office:value-type="float" office:value="37962989.949999996" table:style-name="ce14">
            <text:p>37.962.990<text:s/></text:p>
          </table:table-cell>
          <table:table-cell office:value-type="float" office:value="22764370.899999995" table:style-name="ce14">
            <text:p>22.764.371<text:s/></text:p>
          </table:table-cell>
          <table:table-cell office:value-type="float" office:value="101837249.61000001" table:style-name="ce14">
            <text:p>101.837.250<text:s/></text:p>
          </table:table-cell>
          <table:table-cell office:value-type="float" office:value="16988866.240000002" table:style-name="ce14">
            <text:p>16.988.866<text:s/></text:p>
          </table:table-cell>
          <table:table-cell office:value-type="float" office:value="251530302.70000002" table:style-name="ce14">
            <text:p>251.530.303<text:s/></text:p>
          </table:table-cell>
          <table:table-cell office:value-type="float" office:value="724235179.86000001" table:style-name="ce14">
            <text:p>724.235.180<text:s/></text:p>
          </table:table-cell>
          <table:table-cell office:value-type="float" office:value="27024084.520000003" table:style-name="ce14">
            <text:p>27.024.085<text:s/></text:p>
          </table:table-cell>
          <table:table-cell office:value-type="float" office:value="14369433.439999999" table:style-name="ce14">
            <text:p>14.369.433<text:s/></text:p>
          </table:table-cell>
          <table:table-cell office:value-type="float" office:value="3657890.13" table:style-name="ce14">
            <text:p>3.657.890<text:s/></text:p>
          </table:table-cell>
          <table:table-cell office:value-type="float" office:value="241409315.99999997" table:style-name="ce14">
            <text:p>241.409.316<text:s/></text:p>
          </table:table-cell>
          <table:table-cell office:value-type="float" office:value="197790667.89999998" table:style-name="ce14">
            <text:p>197.790.668<text:s/></text:p>
          </table:table-cell>
          <table:table-cell office:value-type="float" office:value="14813218.819999998" table:style-name="ce14">
            <text:p>14.813.219<text:s/></text:p>
          </table:table-cell>
          <table:table-cell office:value-type="float" office:value="1635111438.8800004" table:style-name="ce14">
            <text:p>1.635.111.439<text:s/></text:p>
          </table:table-cell>
          <table:table-cell office:value-type="float" office:value="10905206.040000001" table:style-name="ce14">
            <text:p>10.905.206<text:s/></text:p>
          </table:table-cell>
          <table:table-cell office:value-type="float" office:value="4392891519.3200006" table:style-name="ce15">
            <text:p>4.392.891.51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6525868.4000000004" table:style-name="ce14">
            <text:p>6.525.868<text:s/></text:p>
          </table:table-cell>
          <table:table-cell office:value-type="float" office:value="23254349.07" table:style-name="ce14">
            <text:p>23.254.349<text:s/></text:p>
          </table:table-cell>
          <table:table-cell office:value-type="float" office:value="154547201.58000001" table:style-name="ce14">
            <text:p>154.547.202<text:s/></text:p>
          </table:table-cell>
          <table:table-cell office:value-type="float" office:value="3903778.47" table:style-name="ce14">
            <text:p>3.903.778<text:s/></text:p>
          </table:table-cell>
          <table:table-cell office:value-type="float" office:value="198961166.37" table:style-name="ce14">
            <text:p>198.961.166<text:s/></text:p>
          </table:table-cell>
          <table:table-cell office:value-type="float" office:value="117678560.11" table:style-name="ce14">
            <text:p>117.678.560<text:s/></text:p>
          </table:table-cell>
          <table:table-cell office:value-type="float" office:value="385921355.69999999" table:style-name="ce14">
            <text:p>385.921.356<text:s/></text:p>
          </table:table-cell>
          <table:table-cell office:value-type="float" office:value="100573447.55" table:style-name="ce14">
            <text:p>100.573.448<text:s/></text:p>
          </table:table-cell>
          <table:table-cell office:value-type="float" office:value="176097426.33000001" table:style-name="ce14">
            <text:p>176.097.426<text:s/></text:p>
          </table:table-cell>
          <table:table-cell office:value-type="float" office:value="33324829.239999998" table:style-name="ce14">
            <text:p>33.324.829<text:s/></text:p>
          </table:table-cell>
          <table:table-cell office:value-type="float" office:value="444947208.36000001" table:style-name="ce14">
            <text:p>444.947.208<text:s/></text:p>
          </table:table-cell>
          <table:table-cell office:value-type="float" office:value="45520468.560000002" table:style-name="ce14">
            <text:p>45.520.469<text:s/></text:p>
          </table:table-cell>
          <table:table-cell office:value-type="float" office:value="65462538.280000001" table:style-name="ce14">
            <text:p>65.462.538<text:s/></text:p>
          </table:table-cell>
          <table:table-cell office:value-type="float" office:value="61328967.619999997" table:style-name="ce14">
            <text:p>61.328.968<text:s/></text:p>
          </table:table-cell>
          <table:table-cell office:value-type="float" office:value="33679091.07" table:style-name="ce14">
            <text:p>33.679.091<text:s/></text:p>
          </table:table-cell>
          <table:table-cell office:value-type="float" office:value="115659600.26000001" table:style-name="ce14">
            <text:p>115.659.600<text:s/></text:p>
          </table:table-cell>
          <table:table-cell office:value-type="float" office:value="28877671.100000001" table:style-name="ce14">
            <text:p>28.877.671<text:s/></text:p>
          </table:table-cell>
          <table:table-cell office:value-type="float" office:value="368242386.42000002" table:style-name="ce14">
            <text:p>368.242.386<text:s/></text:p>
          </table:table-cell>
          <table:table-cell office:value-type="float" office:value="732434955.91999996" table:style-name="ce14">
            <text:p>732.434.956<text:s/></text:p>
          </table:table-cell>
          <table:table-cell office:value-type="float" office:value="41777456.840000004" table:style-name="ce14">
            <text:p>41.777.457<text:s/></text:p>
          </table:table-cell>
          <table:table-cell office:value-type="float" office:value="19408177.390000001" table:style-name="ce14">
            <text:p>19.408.177<text:s/></text:p>
          </table:table-cell>
          <table:table-cell office:value-type="float" office:value="6220821.6299999999" table:style-name="ce14">
            <text:p>6.220.822<text:s/></text:p>
          </table:table-cell>
          <table:table-cell office:value-type="float" office:value="382408156.72000003" table:style-name="ce14">
            <text:p>382.408.157<text:s/></text:p>
          </table:table-cell>
          <table:table-cell office:value-type="float" office:value="255671101.46000001" table:style-name="ce14">
            <text:p>255.671.101<text:s/></text:p>
          </table:table-cell>
          <table:table-cell office:value-type="float" office:value="20614943.489999998" table:style-name="ce14">
            <text:p>20.614.943<text:s/></text:p>
          </table:table-cell>
          <table:table-cell office:value-type="float" office:value="2847462017.4099998" table:style-name="ce14">
            <text:p>2.847.462.017<text:s/></text:p>
          </table:table-cell>
          <table:table-cell office:value-type="float" office:value="13934005.5" table:style-name="ce14">
            <text:p>13.934.006<text:s/></text:p>
          </table:table-cell>
          <table:table-cell office:value-type="float" office:value="6684437550.8499994" table:style-name="ce15">
            <text:p>6.684.437.55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23658.880000000001" table:style-name="ce14">
            <text:p>23.659<text:s/></text:p>
          </table:table-cell>
          <table:table-cell office:value-type="float" office:value="22802.41" table:style-name="ce14">
            <text:p>22.802<text:s/></text:p>
          </table:table-cell>
          <table:table-cell office:value-type="float" office:value="193621.38" table:style-name="ce14">
            <text:p>193.621<text:s/></text:p>
          </table:table-cell>
          <table:table-cell office:value-type="float" office:value="2240.5" table:style-name="ce14">
            <text:p>2.241<text:s/></text:p>
          </table:table-cell>
          <table:table-cell office:value-type="float" office:value="182824.69" table:style-name="ce14">
            <text:p>182.825<text:s/></text:p>
          </table:table-cell>
          <table:table-cell office:value-type="float" office:value="25552.06" table:style-name="ce14">
            <text:p>25.552<text:s/></text:p>
          </table:table-cell>
          <table:table-cell office:value-type="float" office:value="180617185.41" table:style-name="ce14">
            <text:p>180.617.185<text:s/></text:p>
          </table:table-cell>
          <table:table-cell office:value-type="float" office:value="3122902.43" table:style-name="ce14">
            <text:p>3.122.902<text:s/></text:p>
          </table:table-cell>
          <table:table-cell office:value-type="float" office:value="440135.15" table:style-name="ce14">
            <text:p>440.135<text:s/></text:p>
          </table:table-cell>
          <table:table-cell office:value-type="float" office:value="9196.31" table:style-name="ce14">
            <text:p>9.196<text:s/></text:p>
          </table:table-cell>
          <table:table-cell office:value-type="float" office:value="8636943.8399999999" table:style-name="ce14">
            <text:p>8.636.944<text:s/></text:p>
          </table:table-cell>
          <table:table-cell office:value-type="float" office:value="94382.57" table:style-name="ce14">
            <text:p>94.383<text:s/></text:p>
          </table:table-cell>
          <table:table-cell office:value-type="float" office:value="507878.05" table:style-name="ce14">
            <text:p>507.878<text:s/></text:p>
          </table:table-cell>
          <table:table-cell office:value-type="float" office:value="11587424.77" table:style-name="ce14">
            <text:p>11.587.425<text:s/></text:p>
          </table:table-cell>
          <table:table-cell office:value-type="float" office:value="11885.91" table:style-name="ce14">
            <text:p>11.886<text:s/></text:p>
          </table:table-cell>
          <table:table-cell office:value-type="float" office:value="4771569.42" table:style-name="ce14">
            <text:p>4.771.569<text:s/></text:p>
          </table:table-cell>
          <table:table-cell office:value-type="float" office:value="12023.25" table:style-name="ce14">
            <text:p>12.023<text:s/></text:p>
          </table:table-cell>
          <table:table-cell office:value-type="float" office:value="16222322.58" table:style-name="ce14">
            <text:p>16.222.323<text:s/></text:p>
          </table:table-cell>
          <table:table-cell office:value-type="float" office:value="78483225.030000001" table:style-name="ce14">
            <text:p>78.483.225<text:s/></text:p>
          </table:table-cell>
          <table:table-cell office:value-type="float" office:value="111881" table:style-name="ce14">
            <text:p>111.881<text:s/></text:p>
          </table:table-cell>
          <table:table-cell office:value-type="float" office:value="214704.72" table:style-name="ce14">
            <text:p>214.705<text:s/></text:p>
          </table:table-cell>
          <table:table-cell office:value-type="float" office:value="55018.16" table:style-name="ce14">
            <text:p>55.018<text:s/></text:p>
          </table:table-cell>
          <table:table-cell office:value-type="float" office:value="26064501.539999999" table:style-name="ce14">
            <text:p>26.064.502<text:s/></text:p>
          </table:table-cell>
          <table:table-cell office:value-type="float" office:value="1148206.96" table:style-name="ce14">
            <text:p>1.148.207<text:s/></text:p>
          </table:table-cell>
          <table:table-cell office:value-type="float" office:value="948521.33" table:style-name="ce14">
            <text:p>948.521<text:s/></text:p>
          </table:table-cell>
          <table:table-cell office:value-type="float" office:value="413150767.18000001" table:style-name="ce14">
            <text:p>413.150.767<text:s/></text:p>
          </table:table-cell>
          <table:table-cell office:value-type="float" office:value="9394.2199999999993" table:style-name="ce14">
            <text:p>9.394<text:s/></text:p>
          </table:table-cell>
          <table:table-cell office:value-type="float" office:value="746670769.75" table:style-name="ce15">
            <text:p>746.670.77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6502209.5199999996" table:style-name="ce14">
            <text:p>6.502.210<text:s/></text:p>
          </table:table-cell>
          <table:table-cell office:value-type="float" office:value="23231546.66" table:style-name="ce14">
            <text:p>23.231.547<text:s/></text:p>
          </table:table-cell>
          <table:table-cell office:value-type="float" office:value="154353580.20000002" table:style-name="ce14">
            <text:p>154.353.580<text:s/></text:p>
          </table:table-cell>
          <table:table-cell office:value-type="float" office:value="3901537.97" table:style-name="ce14">
            <text:p>3.901.538<text:s/></text:p>
          </table:table-cell>
          <table:table-cell office:value-type="float" office:value="198778341.68000001" table:style-name="ce14">
            <text:p>198.778.342<text:s/></text:p>
          </table:table-cell>
          <table:table-cell office:value-type="float" office:value="117653008.05" table:style-name="ce14">
            <text:p>117.653.008<text:s/></text:p>
          </table:table-cell>
          <table:table-cell office:value-type="float" office:value="205304170.29000002" table:style-name="ce14">
            <text:p>205.304.170<text:s/></text:p>
          </table:table-cell>
          <table:table-cell office:value-type="float" office:value="97450545.120000005" table:style-name="ce14">
            <text:p>97.450.545<text:s/></text:p>
          </table:table-cell>
          <table:table-cell office:value-type="float" office:value="175657291.18000001" table:style-name="ce14">
            <text:p>175.657.291<text:s/></text:p>
          </table:table-cell>
          <table:table-cell office:value-type="float" office:value="33315632.930000003" table:style-name="ce14">
            <text:p>33.315.633<text:s/></text:p>
          </table:table-cell>
          <table:table-cell office:value-type="float" office:value="436310264.52000004" table:style-name="ce14">
            <text:p>436.310.265<text:s/></text:p>
          </table:table-cell>
          <table:table-cell office:value-type="float" office:value="45426085.989999995" table:style-name="ce14">
            <text:p>45.426.086<text:s/></text:p>
          </table:table-cell>
          <table:table-cell office:value-type="float" office:value="64954660.230000004" table:style-name="ce14">
            <text:p>64.954.660<text:s/></text:p>
          </table:table-cell>
          <table:table-cell office:value-type="float" office:value="49741542.849999994" table:style-name="ce14">
            <text:p>49.741.543<text:s/></text:p>
          </table:table-cell>
          <table:table-cell office:value-type="float" office:value="33667205.159999996" table:style-name="ce14">
            <text:p>33.667.205<text:s/></text:p>
          </table:table-cell>
          <table:table-cell office:value-type="float" office:value="110888030.84" table:style-name="ce14">
            <text:p>110.888.031<text:s/></text:p>
          </table:table-cell>
          <table:table-cell office:value-type="float" office:value="28865647.849999998" table:style-name="ce14">
            <text:p>28.865.648<text:s/></text:p>
          </table:table-cell>
          <table:table-cell office:value-type="float" office:value="352020063.84000003" table:style-name="ce14">
            <text:p>352.020.064<text:s/></text:p>
          </table:table-cell>
          <table:table-cell office:value-type="float" office:value="653951730.88999999" table:style-name="ce14">
            <text:p>653.951.731<text:s/></text:p>
          </table:table-cell>
          <table:table-cell office:value-type="float" office:value="41665575.839999996" table:style-name="ce14">
            <text:p>41.665.576<text:s/></text:p>
          </table:table-cell>
          <table:table-cell office:value-type="float" office:value="19193472.670000002" table:style-name="ce14">
            <text:p>19.193.473<text:s/></text:p>
          </table:table-cell>
          <table:table-cell office:value-type="float" office:value="6165803.4700000007" table:style-name="ce14">
            <text:p>6.165.803<text:s/></text:p>
          </table:table-cell>
          <table:table-cell office:value-type="float" office:value="356343655.18000001" table:style-name="ce14">
            <text:p>356.343.655<text:s/></text:p>
          </table:table-cell>
          <table:table-cell office:value-type="float" office:value="254522894.5" table:style-name="ce14">
            <text:p>254.522.895<text:s/></text:p>
          </table:table-cell>
          <table:table-cell office:value-type="float" office:value="19666422.16" table:style-name="ce14">
            <text:p>19.666.422<text:s/></text:p>
          </table:table-cell>
          <table:table-cell office:value-type="float" office:value="2434311250.23" table:style-name="ce14">
            <text:p>2.434.311.250<text:s/></text:p>
          </table:table-cell>
          <table:table-cell office:value-type="float" office:value="13924611.279999999" table:style-name="ce14">
            <text:p>13.924.611<text:s/></text:p>
          </table:table-cell>
          <table:table-cell office:value-type="float" office:value="5937766781.0999994" table:style-name="ce15">
            <text:p>5.937.766.78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4">
            <text:p>-<text:s/></text:p>
          </table:table-cell>
          <table:table-cell office:value-type="float" office:value="4019598.67" table:style-name="ce14">
            <text:p>4.019.599<text:s/></text:p>
          </table:table-cell>
          <table:table-cell office:value-type="float" office:value="4079929.45" table:style-name="ce14">
            <text:p>4.079.929<text:s/></text:p>
          </table:table-cell>
          <table:table-cell office:value-type="float" office:value="1650000" table:style-name="ce14">
            <text:p>1.650.000<text:s/></text:p>
          </table:table-cell>
          <table:table-cell office:value-type="float" office:value="14319711.34" table:style-name="ce14">
            <text:p>14.319.711<text:s/></text:p>
          </table:table-cell>
          <table:table-cell office:value-type="float" office:value="70" table:style-name="ce14">
            <text:p>70<text:s/></text:p>
          </table:table-cell>
          <table:table-cell office:value-type="float" office:value="3609.57" table:style-name="ce14">
            <text:p>3.610<text:s/></text:p>
          </table:table-cell>
          <table:table-cell office:value-type="float" office:value="28439.65" table:style-name="ce14">
            <text:p>28.44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7951465" table:style-name="ce14">
            <text:p>17.951.465<text:s/></text:p>
          </table:table-cell>
          <table:table-cell office:value-type="float" office:value="166.22" table:style-name="ce14">
            <text:p>166<text:s/></text:p>
          </table:table-cell>
          <table:table-cell office:value-type="float" office:value="322405.09999999998" table:style-name="ce14">
            <text:p>322.405<text:s/></text:p>
          </table:table-cell>
          <table:table-cell office:value-type="float" office:value="224459.81" table:style-name="ce14">
            <text:p>224.460<text:s/></text:p>
          </table:table-cell>
          <table:table-cell office:value-type="float" office:value="515820.2" table:style-name="ce14">
            <text:p>515.820<text:s/></text:p>
          </table:table-cell>
          <table:table-cell office:value-type="float" office:value="400000" table:style-name="ce14">
            <text:p>400.000<text:s/></text:p>
          </table:table-cell>
          <table:table-cell office:value-type="float" office:value="10956763.6" table:style-name="ce14">
            <text:p>10.956.76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7461976.510000002" table:style-name="ce14">
            <text:p>27.461.977<text:s/></text:p>
          </table:table-cell>
          <table:table-cell office:value-type="float" office:value="399674790.85000002" table:style-name="ce14">
            <text:p>399.674.79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7469122.6200000001" table:style-name="ce14">
            <text:p>7.469.123<text:s/></text:p>
          </table:table-cell>
          <table:table-cell office:value-type="float" office:value="63.27" table:style-name="ce14">
            <text:p>63<text:s/></text:p>
          </table:table-cell>
          <table:table-cell office:value-type="float" office:value="5387.16" table:style-name="ce14">
            <text:p>5.387<text:s/></text:p>
          </table:table-cell>
          <table:table-cell office:value-type="float" office:value="17449028.280000001" table:style-name="ce14">
            <text:p>17.449.02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06532807.30000007" table:style-name="ce15">
            <text:p>506.532.80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452001.7199999997" table:style-name="ce14">
            <text:p>6.452.002<text:s/></text:p>
          </table:table-cell>
          <table:table-cell office:value-type="float" office:value="20062118.210000001" table:style-name="ce14">
            <text:p>20.062.118<text:s/></text:p>
          </table:table-cell>
          <table:table-cell office:value-type="float" office:value="21016132.140000001" table:style-name="ce14">
            <text:p>21.016.132<text:s/></text:p>
          </table:table-cell>
          <table:table-cell office:value-type="float" office:value="19299902" table:style-name="ce14">
            <text:p>19.299.902<text:s/></text:p>
          </table:table-cell>
          <table:table-cell office:value-type="float" office:value="52526448.299999997" table:style-name="ce14">
            <text:p>52.526.448<text:s/></text:p>
          </table:table-cell>
          <table:table-cell office:value-type="float" office:value="40790366.030000001" table:style-name="ce14">
            <text:p>40.790.366<text:s/></text:p>
          </table:table-cell>
          <table:table-cell office:value-type="float" office:value="1278696748.1500001" table:style-name="ce14">
            <text:p>1.278.696.748<text:s/></text:p>
          </table:table-cell>
          <table:table-cell office:value-type="float" office:value="26900580.960000001" table:style-name="ce14">
            <text:p>26.900.581<text:s/></text:p>
          </table:table-cell>
          <table:table-cell office:value-type="float" office:value="35206088.380000003" table:style-name="ce14">
            <text:p>35.206.088<text:s/></text:p>
          </table:table-cell>
          <table:table-cell office:value-type="float" office:value="22250581.07" table:style-name="ce14">
            <text:p>22.250.581<text:s/></text:p>
          </table:table-cell>
          <table:table-cell office:value-type="float" office:value="140636016.24000001" table:style-name="ce14">
            <text:p>140.636.016<text:s/></text:p>
          </table:table-cell>
          <table:table-cell office:value-type="float" office:value="20133377.68" table:style-name="ce14">
            <text:p>20.133.378<text:s/></text:p>
          </table:table-cell>
          <table:table-cell office:value-type="float" office:value="22526382.77" table:style-name="ce14">
            <text:p>22.526.383<text:s/></text:p>
          </table:table-cell>
          <table:table-cell office:value-type="float" office:value="36543944.670000002" table:style-name="ce14">
            <text:p>36.543.945<text:s/></text:p>
          </table:table-cell>
          <table:table-cell office:value-type="float" office:value="43263566.119999997" table:style-name="ce14">
            <text:p>43.263.566<text:s/></text:p>
          </table:table-cell>
          <table:table-cell office:value-type="float" office:value="60721682.020000003" table:style-name="ce14">
            <text:p>60.721.682<text:s/></text:p>
          </table:table-cell>
          <table:table-cell office:value-type="float" office:value="17913926.68" table:style-name="ce14">
            <text:p>17.913.927<text:s/></text:p>
          </table:table-cell>
          <table:table-cell office:value-type="float" office:value="61990517.82" table:style-name="ce14">
            <text:p>61.990.518<text:s/></text:p>
          </table:table-cell>
          <table:table-cell office:value-type="float" office:value="241842470.37" table:style-name="ce14">
            <text:p>241.842.470<text:s/></text:p>
          </table:table-cell>
          <table:table-cell office:value-type="float" office:value="33773131.369999997" table:style-name="ce14">
            <text:p>33.773.131<text:s/></text:p>
          </table:table-cell>
          <table:table-cell office:value-type="float" office:value="19934608.579999998" table:style-name="ce14">
            <text:p>19.934.609<text:s/></text:p>
          </table:table-cell>
          <table:table-cell office:value-type="float" office:value="13295724.789999999" table:style-name="ce14">
            <text:p>13.295.725<text:s/></text:p>
          </table:table-cell>
          <table:table-cell office:value-type="float" office:value="102589544.68000001" table:style-name="ce14">
            <text:p>102.589.545<text:s/></text:p>
          </table:table-cell>
          <table:table-cell office:value-type="float" office:value="52262259.409999996" table:style-name="ce14">
            <text:p>52.262.259<text:s/></text:p>
          </table:table-cell>
          <table:table-cell office:value-type="float" office:value="15427572.1" table:style-name="ce14">
            <text:p>15.427.572<text:s/></text:p>
          </table:table-cell>
          <table:table-cell office:value-type="float" office:value="122252573.38" table:style-name="ce14">
            <text:p>122.252.573<text:s/></text:p>
          </table:table-cell>
          <table:table-cell office:value-type="float" office:value="8614520.8100000005" table:style-name="ce14">
            <text:p>8.614.521<text:s/></text:p>
          </table:table-cell>
          <table:table-cell office:value-type="float" office:value="2536922786.4499998" table:style-name="ce15">
            <text:p>2.536.922.78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609612.33000000007" table:style-name="ce14">
            <text:p>609.612<text:s/></text:p>
          </table:table-cell>
          <table:table-cell office:value-type="float" office:value="9039938.6799999997" table:style-name="ce14">
            <text:p>9.039.939<text:s/></text:p>
          </table:table-cell>
          <table:table-cell office:value-type="float" office:value="21080431.07" table:style-name="ce14">
            <text:p>21.080.431<text:s/></text:p>
          </table:table-cell>
          <table:table-cell office:value-type="float" office:value="1770959.61" table:style-name="ce14">
            <text:p>1.770.960<text:s/></text:p>
          </table:table-cell>
          <table:table-cell office:value-type="float" office:value="35740953.759999998" table:style-name="ce14">
            <text:p>35.740.954<text:s/></text:p>
          </table:table-cell>
          <table:table-cell office:value-type="float" office:value="29602468.259999998" table:style-name="ce14">
            <text:p>29.602.468<text:s/></text:p>
          </table:table-cell>
          <table:table-cell office:value-type="float" office:value="464682587.83000004" table:style-name="ce14">
            <text:p>464.682.588<text:s/></text:p>
          </table:table-cell>
          <table:table-cell office:value-type="float" office:value="12861271.67" table:style-name="ce14">
            <text:p>12.861.272<text:s/></text:p>
          </table:table-cell>
          <table:table-cell office:value-type="float" office:value="22722659.120000001" table:style-name="ce14">
            <text:p>22.722.659<text:s/></text:p>
          </table:table-cell>
          <table:table-cell office:value-type="float" office:value="5817393.3099999996" table:style-name="ce14">
            <text:p>5.817.393<text:s/></text:p>
          </table:table-cell>
          <table:table-cell office:value-type="float" office:value="56639284.469999999" table:style-name="ce14">
            <text:p>56.639.284<text:s/></text:p>
          </table:table-cell>
          <table:table-cell office:value-type="float" office:value="9163455.5699999984" table:style-name="ce14">
            <text:p>9.163.456<text:s/></text:p>
          </table:table-cell>
          <table:table-cell office:value-type="float" office:value="11250888.74" table:style-name="ce14">
            <text:p>11.250.889<text:s/></text:p>
          </table:table-cell>
          <table:table-cell office:value-type="float" office:value="14913816.680000002" table:style-name="ce14">
            <text:p>14.913.817<text:s/></text:p>
          </table:table-cell>
          <table:table-cell office:value-type="float" office:value="11274130.399999999" table:style-name="ce14">
            <text:p>11.274.130<text:s/></text:p>
          </table:table-cell>
          <table:table-cell office:value-type="float" office:value="21896970.510000002" table:style-name="ce14">
            <text:p>21.896.971<text:s/></text:p>
          </table:table-cell>
          <table:table-cell office:value-type="float" office:value="3494786.3600000003" table:style-name="ce14">
            <text:p>3.494.786<text:s/></text:p>
          </table:table-cell>
          <table:table-cell office:value-type="float" office:value="68376132.219999999" table:style-name="ce14">
            <text:p>68.376.132<text:s/></text:p>
          </table:table-cell>
          <table:table-cell office:value-type="float" office:value="396758352.56" table:style-name="ce14">
            <text:p>396.758.353<text:s/></text:p>
          </table:table-cell>
          <table:table-cell office:value-type="float" office:value="7149478.5999999996" table:style-name="ce14">
            <text:p>7.149.479<text:s/></text:p>
          </table:table-cell>
          <table:table-cell office:value-type="float" office:value="2926646.89" table:style-name="ce14">
            <text:p>2.926.647<text:s/></text:p>
          </table:table-cell>
          <table:table-cell office:value-type="float" office:value="973426.4" table:style-name="ce14">
            <text:p>973.426<text:s/></text:p>
          </table:table-cell>
          <table:table-cell office:value-type="float" office:value="47539209.209999993" table:style-name="ce14">
            <text:p>47.539.209<text:s/></text:p>
          </table:table-cell>
          <table:table-cell office:value-type="float" office:value="76674517.86999999" table:style-name="ce14">
            <text:p>76.674.518<text:s/></text:p>
          </table:table-cell>
          <table:table-cell office:value-type="float" office:value="4065814.8900000006" table:style-name="ce14">
            <text:p>4.065.815<text:s/></text:p>
          </table:table-cell>
          <table:table-cell office:value-type="float" office:value="445426150.5" table:style-name="ce14">
            <text:p>445.426.151<text:s/></text:p>
          </table:table-cell>
          <table:table-cell office:value-type="float" office:value="2891721.99" table:style-name="ce14">
            <text:p>2.891.722<text:s/></text:p>
          </table:table-cell>
          <table:table-cell office:value-type="float" office:value="1785343059.5" table:style-name="ce15">
            <text:p>1.785.343.060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56286704.809999995" table:style-name="ce20">
            <text:p>56.286.705<text:s/></text:p>
          </table:table-cell>
          <table:table-cell office:value-type="float" office:value="251021472.79000002" table:style-name="ce20">
            <text:p>251.021.473<text:s/></text:p>
          </table:table-cell>
          <table:table-cell office:value-type="float" office:value="1048069448.9200001" table:style-name="ce20">
            <text:p>1.048.069.449<text:s/></text:p>
          </table:table-cell>
          <table:table-cell office:value-type="float" office:value="60682055.080000006" table:style-name="ce20">
            <text:p>60.682.055<text:s/></text:p>
          </table:table-cell>
          <table:table-cell office:value-type="float" office:value="1887092270.24" table:style-name="ce20">
            <text:p>1.887.092.270<text:s/></text:p>
          </table:table-cell>
          <table:table-cell office:value-type="float" office:value="1092989133.6000001" table:style-name="ce20">
            <text:p>1.092.989.134<text:s/></text:p>
          </table:table-cell>
          <table:table-cell office:value-type="float" office:value="8049558210.46" table:style-name="ce20">
            <text:p>8.049.558.210<text:s/></text:p>
          </table:table-cell>
          <table:table-cell office:value-type="float" office:value="1181180207.05" table:style-name="ce20">
            <text:p>1.181.180.207<text:s/></text:p>
          </table:table-cell>
          <table:table-cell office:value-type="float" office:value="1314862537.77" table:style-name="ce20">
            <text:p>1.314.862.538<text:s/></text:p>
          </table:table-cell>
          <table:table-cell office:value-type="float" office:value="417252440.13999999" table:style-name="ce20">
            <text:p>417.252.440<text:s/></text:p>
          </table:table-cell>
          <table:table-cell office:value-type="float" office:value="4511952284.6900005" table:style-name="ce20">
            <text:p>4.511.952.285<text:s/></text:p>
          </table:table-cell>
          <table:table-cell office:value-type="float" office:value="444875082.24000001" table:style-name="ce20">
            <text:p>444.875.082<text:s/></text:p>
          </table:table-cell>
          <table:table-cell office:value-type="float" office:value="665225468.96000004" table:style-name="ce20">
            <text:p>665.225.469<text:s/></text:p>
          </table:table-cell>
          <table:table-cell office:value-type="float" office:value="534466708.44" table:style-name="ce20">
            <text:p>534.466.708<text:s/></text:p>
          </table:table-cell>
          <table:table-cell office:value-type="float" office:value="372161605.37" table:style-name="ce20">
            <text:p>372.161.605<text:s/></text:p>
          </table:table-cell>
          <table:table-cell office:value-type="float" office:value="1363954986.1500001" table:style-name="ce20">
            <text:p>1.363.954.986<text:s/></text:p>
          </table:table-cell>
          <table:table-cell office:value-type="float" office:value="236435963.21000001" table:style-name="ce20">
            <text:p>236.435.963<text:s/></text:p>
          </table:table-cell>
          <table:table-cell office:value-type="float" office:value="3885814479.3199997" table:style-name="ce20">
            <text:p>3.885.814.479<text:s/></text:p>
          </table:table-cell>
          <table:table-cell office:value-type="float" office:value="12447306896.440001" table:style-name="ce20">
            <text:p>12.447.306.896<text:s/></text:p>
          </table:table-cell>
          <table:table-cell office:value-type="float" office:value="362348281.22000003" table:style-name="ce20">
            <text:p>362.348.281<text:s/></text:p>
          </table:table-cell>
          <table:table-cell office:value-type="float" office:value="175664037.45999998" table:style-name="ce20">
            <text:p>175.664.037<text:s/></text:p>
          </table:table-cell>
          <table:table-cell office:value-type="float" office:value="59265007.129999995" table:style-name="ce20">
            <text:p>59.265.007<text:s/></text:p>
          </table:table-cell>
          <table:table-cell office:value-type="float" office:value="4103268407.8000002" table:style-name="ce20">
            <text:p>4.103.268.408<text:s/></text:p>
          </table:table-cell>
          <table:table-cell office:value-type="float" office:value="3001363862.5700002" table:style-name="ce20">
            <text:p>3.001.363.863<text:s/></text:p>
          </table:table-cell>
          <table:table-cell office:value-type="float" office:value="230644992.13999999" table:style-name="ce20">
            <text:p>230.644.992<text:s/></text:p>
          </table:table-cell>
          <table:table-cell office:value-type="float" office:value="33235892926.899998" table:style-name="ce20">
            <text:p>33.235.892.927<text:s/></text:p>
          </table:table-cell>
          <table:table-cell office:value-type="float" office:value="115249480.67" table:style-name="ce20">
            <text:p>115.249.481<text:s/></text:p>
          </table:table-cell>
          <table:table-cell office:value-type="float" office:value="81104884951.569992" table:style-name="ce21">
            <text:p>81.104.884.952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7">
            <text:p>RECEITA PREVIDENCIÁRIA [B]</text:p>
          </table:table-cell>
          <table:table-cell office:value-type="float" office:value="50345886.464433931" table:style-name="ce23">
            <text:p>50.345.886<text:s/></text:p>
          </table:table-cell>
          <table:table-cell office:value-type="float" office:value="142675346.41644016" table:style-name="ce23">
            <text:p>142.675.346<text:s/></text:p>
          </table:table-cell>
          <table:table-cell office:value-type="float" office:value="212918633.03792405" table:style-name="ce23">
            <text:p>212.918.633<text:s/></text:p>
          </table:table-cell>
          <table:table-cell office:value-type="float" office:value="31000376.438099336" table:style-name="ce23">
            <text:p>31.000.376<text:s/></text:p>
          </table:table-cell>
          <table:table-cell office:value-type="float" office:value="870235346.62754464" table:style-name="ce23">
            <text:p>870.235.347<text:s/></text:p>
          </table:table-cell>
          <table:table-cell office:value-type="float" office:value="595763879.91630709" table:style-name="ce23">
            <text:p>595.763.880<text:s/></text:p>
          </table:table-cell>
          <table:table-cell office:value-type="float" office:value="1612102938.3181248" table:style-name="ce23">
            <text:p>1.612.102.938<text:s/></text:p>
          </table:table-cell>
          <table:table-cell office:value-type="float" office:value="436583299.20028138" table:style-name="ce23">
            <text:p>436.583.299<text:s/></text:p>
          </table:table-cell>
          <table:table-cell office:value-type="float" office:value="472823167.74496037" table:style-name="ce23">
            <text:p>472.823.168<text:s/></text:p>
          </table:table-cell>
          <table:table-cell office:value-type="float" office:value="222275505.18325052" table:style-name="ce23">
            <text:p>222.275.505<text:s/></text:p>
          </table:table-cell>
          <table:table-cell office:value-type="float" office:value="2267537113.7268462" table:style-name="ce23">
            <text:p>2.267.537.114<text:s/></text:p>
          </table:table-cell>
          <table:table-cell office:value-type="float" office:value="282916471.44115424" table:style-name="ce23">
            <text:p>282.916.471<text:s/></text:p>
          </table:table-cell>
          <table:table-cell office:value-type="float" office:value="305026823.26662213" table:style-name="ce23">
            <text:p>305.026.823<text:s/></text:p>
          </table:table-cell>
          <table:table-cell office:value-type="float" office:value="394407203.93557739" table:style-name="ce23">
            <text:p>394.407.204<text:s/></text:p>
          </table:table-cell>
          <table:table-cell office:value-type="float" office:value="219744358.6307745" table:style-name="ce23">
            <text:p>219.744.359<text:s/></text:p>
          </table:table-cell>
          <table:table-cell office:value-type="float" office:value="646821288.8929323" table:style-name="ce23">
            <text:p>646.821.289<text:s/></text:p>
          </table:table-cell>
          <table:table-cell office:value-type="float" office:value="154208682.4240633" table:style-name="ce23">
            <text:p>154.208.682<text:s/></text:p>
          </table:table-cell>
          <table:table-cell office:value-type="float" office:value="1812750946.1444609" table:style-name="ce23">
            <text:p>1.812.750.946<text:s/></text:p>
          </table:table-cell>
          <table:table-cell office:value-type="float" office:value="3430322564.4340825" table:style-name="ce23">
            <text:p>3.430.322.564<text:s/></text:p>
          </table:table-cell>
          <table:table-cell office:value-type="float" office:value="189056118.69018799" table:style-name="ce23">
            <text:p>189.056.119<text:s/></text:p>
          </table:table-cell>
          <table:table-cell office:value-type="float" office:value="98375555.188151792" table:style-name="ce23">
            <text:p>98.375.555<text:s/></text:p>
          </table:table-cell>
          <table:table-cell office:value-type="float" office:value="38993474.483506508" table:style-name="ce23">
            <text:p>38.993.474<text:s/></text:p>
          </table:table-cell>
          <table:table-cell office:value-type="float" office:value="2003497007.8419116" table:style-name="ce23">
            <text:p>2.003.497.008<text:s/></text:p>
          </table:table-cell>
          <table:table-cell office:value-type="float" office:value="1280064363.3060157" table:style-name="ce23">
            <text:p>1.280.064.363<text:s/></text:p>
          </table:table-cell>
          <table:table-cell office:value-type="float" office:value="154920167.32164291" table:style-name="ce23">
            <text:p>154.920.167<text:s/></text:p>
          </table:table-cell>
          <table:table-cell office:value-type="float" office:value="13367423031.92997" table:style-name="ce23">
            <text:p>13.367.423.032<text:s/></text:p>
          </table:table-cell>
          <table:table-cell office:value-type="float" office:value="71094663.714735106" table:style-name="ce23">
            <text:p>71.094.664<text:s/></text:p>
          </table:table-cell>
          <table:table-cell office:value-type="float" office:value="31363884214.720005" table:style-name="ce24">
            <text:p>31.363.884.215<text:s/></text:p>
          </table:table-cell>
          <table:table-cell table:style-name="ce16"/>
          <table:table-cell table:number-columns-repeated="16354" table:style-name="ce22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106632591.27443393" table:style-name="ce20">
            <text:p>106.632.591<text:s/></text:p>
          </table:table-cell>
          <table:table-cell office:value-type="float" office:value="393696819.20644021" table:style-name="ce20">
            <text:p>393.696.819<text:s/></text:p>
          </table:table-cell>
          <table:table-cell office:value-type="float" office:value="1260988081.9579241" table:style-name="ce20">
            <text:p>1.260.988.082<text:s/></text:p>
          </table:table-cell>
          <table:table-cell office:value-type="float" office:value="91682431.518099338" table:style-name="ce20">
            <text:p>91.682.432<text:s/></text:p>
          </table:table-cell>
          <table:table-cell office:value-type="float" office:value="2757327616.8675447" table:style-name="ce20">
            <text:p>2.757.327.617<text:s/></text:p>
          </table:table-cell>
          <table:table-cell office:value-type="float" office:value="1688753013.5163074" table:style-name="ce20">
            <text:p>1.688.753.014<text:s/></text:p>
          </table:table-cell>
          <table:table-cell office:value-type="float" office:value="9661661148.7781258" table:style-name="ce20">
            <text:p>9.661.661.149<text:s/></text:p>
          </table:table-cell>
          <table:table-cell office:value-type="float" office:value="1617763506.2502813" table:style-name="ce20">
            <text:p>1.617.763.506<text:s/></text:p>
          </table:table-cell>
          <table:table-cell office:value-type="float" office:value="1787685705.5149603" table:style-name="ce20">
            <text:p>1.787.685.706<text:s/></text:p>
          </table:table-cell>
          <table:table-cell office:value-type="float" office:value="639527945.32325053" table:style-name="ce20">
            <text:p>639.527.945<text:s/></text:p>
          </table:table-cell>
          <table:table-cell office:value-type="float" office:value="6779489398.4168472" table:style-name="ce20">
            <text:p>6.779.489.398<text:s/></text:p>
          </table:table-cell>
          <table:table-cell office:value-type="float" office:value="727791553.68115425" table:style-name="ce20">
            <text:p>727.791.554<text:s/></text:p>
          </table:table-cell>
          <table:table-cell office:value-type="float" office:value="970252292.2266221" table:style-name="ce20">
            <text:p>970.252.292<text:s/></text:p>
          </table:table-cell>
          <table:table-cell office:value-type="float" office:value="928873912.37557745" table:style-name="ce20">
            <text:p>928.873.912<text:s/></text:p>
          </table:table-cell>
          <table:table-cell office:value-type="float" office:value="591905964.0007745" table:style-name="ce20">
            <text:p>591.905.964<text:s/></text:p>
          </table:table-cell>
          <table:table-cell office:value-type="float" office:value="2010776275.0429325" table:style-name="ce20">
            <text:p>2.010.776.275<text:s/></text:p>
          </table:table-cell>
          <table:table-cell office:value-type="float" office:value="390644645.6340633" table:style-name="ce20">
            <text:p>390.644.646<text:s/></text:p>
          </table:table-cell>
          <table:table-cell office:value-type="float" office:value="5698565425.4644604" table:style-name="ce20">
            <text:p>5.698.565.425<text:s/></text:p>
          </table:table-cell>
          <table:table-cell office:value-type="float" office:value="15877629460.874083" table:style-name="ce20">
            <text:p>15.877.629.461<text:s/></text:p>
          </table:table-cell>
          <table:table-cell office:value-type="float" office:value="551404399.91018796" table:style-name="ce20">
            <text:p>551.404.400<text:s/></text:p>
          </table:table-cell>
          <table:table-cell office:value-type="float" office:value="274039592.64815176" table:style-name="ce20">
            <text:p>274.039.593<text:s/></text:p>
          </table:table-cell>
          <table:table-cell office:value-type="float" office:value="98258481.613506496" table:style-name="ce20">
            <text:p>98.258.482<text:s/></text:p>
          </table:table-cell>
          <table:table-cell office:value-type="float" office:value="6106765415.6419115" table:style-name="ce20">
            <text:p>6.106.765.416<text:s/></text:p>
          </table:table-cell>
          <table:table-cell office:value-type="float" office:value="4281428225.8760157" table:style-name="ce20">
            <text:p>4.281.428.226<text:s/></text:p>
          </table:table-cell>
          <table:table-cell office:value-type="float" office:value="385565159.46164286" table:style-name="ce20">
            <text:p>385.565.159<text:s/></text:p>
          </table:table-cell>
          <table:table-cell office:value-type="float" office:value="46603315958.829971" table:style-name="ce20">
            <text:p>46.603.315.959<text:s/></text:p>
          </table:table-cell>
          <table:table-cell office:value-type="float" office:value="186344144.38473511" table:style-name="ce20">
            <text:p>186.344.144<text:s/></text:p>
          </table:table-cell>
          <table:table-cell office:value-type="float" office:value="112468769166.28999" table:style-name="ce21">
            <text:p>112.468.769.166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7">
            <text:p>ADMINISTRADAS POR OUTROS ÓRGÃOS [D]</text:p>
          </table:table-cell>
          <table:table-cell office:value-type="float" office:value="533697.73144618527" table:style-name="ce14">
            <text:p>533.698<text:s/></text:p>
          </table:table-cell>
          <table:table-cell office:value-type="float" office:value="3597649.5386328776" table:style-name="ce14">
            <text:p>3.597.650<text:s/></text:p>
          </table:table-cell>
          <table:table-cell office:value-type="float" office:value="2002141.8397492142" table:style-name="ce14">
            <text:p>2.002.142<text:s/></text:p>
          </table:table-cell>
          <table:table-cell office:value-type="float" office:value="494056.93605510343" table:style-name="ce14">
            <text:p>494.057<text:s/></text:p>
          </table:table-cell>
          <table:table-cell office:value-type="float" office:value="16114548.099171355" table:style-name="ce14">
            <text:p>16.114.548<text:s/></text:p>
          </table:table-cell>
          <table:table-cell office:value-type="float" office:value="4203456.6311340099" table:style-name="ce14">
            <text:p>4.203.457<text:s/></text:p>
          </table:table-cell>
          <table:table-cell office:value-type="float" office:value="11552316.950495409" table:style-name="ce14">
            <text:p>11.552.317<text:s/></text:p>
          </table:table-cell>
          <table:table-cell office:value-type="float" office:value="2680998.4020953663" table:style-name="ce14">
            <text:p>2.680.998<text:s/></text:p>
          </table:table-cell>
          <table:table-cell office:value-type="float" office:value="8188006.9703836972" table:style-name="ce14">
            <text:p>8.188.007<text:s/></text:p>
          </table:table-cell>
          <table:table-cell office:value-type="float" office:value="1820614.1262863991" table:style-name="ce14">
            <text:p>1.820.614<text:s/></text:p>
          </table:table-cell>
          <table:table-cell office:value-type="float" office:value="35118304.432902798" table:style-name="ce14">
            <text:p>35.118.304<text:s/></text:p>
          </table:table-cell>
          <table:table-cell office:value-type="float" office:value="5184885.6792239808" table:style-name="ce14">
            <text:p>5.184.886<text:s/></text:p>
          </table:table-cell>
          <table:table-cell office:value-type="float" office:value="6963515.9272552757" table:style-name="ce14">
            <text:p>6.963.516<text:s/></text:p>
          </table:table-cell>
          <table:table-cell office:value-type="float" office:value="3402749.7004364324" table:style-name="ce14">
            <text:p>3.402.750<text:s/></text:p>
          </table:table-cell>
          <table:table-cell office:value-type="float" office:value="2536874.2746105748" table:style-name="ce14">
            <text:p>2.536.874<text:s/></text:p>
          </table:table-cell>
          <table:table-cell office:value-type="float" office:value="8968960.6921541821" table:style-name="ce14">
            <text:p>8.968.961<text:s/></text:p>
          </table:table-cell>
          <table:table-cell office:value-type="float" office:value="1427834.4395084847" table:style-name="ce14">
            <text:p>1.427.834<text:s/></text:p>
          </table:table-cell>
          <table:table-cell office:value-type="float" office:value="17007025.911822129" table:style-name="ce14">
            <text:p>17.007.026<text:s/></text:p>
          </table:table-cell>
          <table:table-cell office:value-type="float" office:value="5343649954.4806852" table:style-name="ce14">
            <text:p>5.343.649.954<text:s/></text:p>
          </table:table-cell>
          <table:table-cell office:value-type="float" office:value="2166231.0031820778" table:style-name="ce14">
            <text:p>2.166.231<text:s/></text:p>
          </table:table-cell>
          <table:table-cell office:value-type="float" office:value="906574.12392261205" table:style-name="ce14">
            <text:p>906.574<text:s/></text:p>
          </table:table-cell>
          <table:table-cell office:value-type="float" office:value="418856.99826956756" table:style-name="ce14">
            <text:p>418.857<text:s/></text:p>
          </table:table-cell>
          <table:table-cell office:value-type="float" office:value="16378600.212381911" table:style-name="ce14">
            <text:p>16.378.600<text:s/></text:p>
          </table:table-cell>
          <table:table-cell office:value-type="float" office:value="7425929.9281519288" table:style-name="ce14">
            <text:p>7.425.930<text:s/></text:p>
          </table:table-cell>
          <table:table-cell office:value-type="float" office:value="2241980.7966772644" table:style-name="ce14">
            <text:p>2.241.981<text:s/></text:p>
          </table:table-cell>
          <table:table-cell office:value-type="float" office:value="71825478.3280586" table:style-name="ce14">
            <text:p>71.825.478<text:s/></text:p>
          </table:table-cell>
          <table:table-cell office:value-type="float" office:value="959691.35530535516" table:style-name="ce14">
            <text:p>959.691<text:s/></text:p>
          </table:table-cell>
          <table:table-cell office:value-type="float" office:value="5577770935.5099983" table:style-name="ce15">
            <text:p>5.577.770.936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107166289.00588012" table:style-name="ce20">
            <text:p>107.166.289<text:s/></text:p>
          </table:table-cell>
          <table:table-cell office:value-type="float" office:value="397294468.74507308" table:style-name="ce20">
            <text:p>397.294.469<text:s/></text:p>
          </table:table-cell>
          <table:table-cell office:value-type="float" office:value="1262990223.7976732" table:style-name="ce20">
            <text:p>1.262.990.224<text:s/></text:p>
          </table:table-cell>
          <table:table-cell office:value-type="float" office:value="92176488.454154447" table:style-name="ce20">
            <text:p>92.176.488<text:s/></text:p>
          </table:table-cell>
          <table:table-cell office:value-type="float" office:value="2773442164.9667158" table:style-name="ce20">
            <text:p>2.773.442.165<text:s/></text:p>
          </table:table-cell>
          <table:table-cell office:value-type="float" office:value="1692956470.1474414" table:style-name="ce20">
            <text:p>1.692.956.470<text:s/></text:p>
          </table:table-cell>
          <table:table-cell office:value-type="float" office:value="9673213465.7286205" table:style-name="ce20">
            <text:p>9.673.213.466<text:s/></text:p>
          </table:table-cell>
          <table:table-cell office:value-type="float" office:value="1620444504.6523767" table:style-name="ce20">
            <text:p>1.620.444.505<text:s/></text:p>
          </table:table-cell>
          <table:table-cell office:value-type="float" office:value="1795873712.4853439" table:style-name="ce20">
            <text:p>1.795.873.712<text:s/></text:p>
          </table:table-cell>
          <table:table-cell office:value-type="float" office:value="641348559.44953692" table:style-name="ce20">
            <text:p>641.348.559<text:s/></text:p>
          </table:table-cell>
          <table:table-cell office:value-type="float" office:value="6814607702.8497496" table:style-name="ce20">
            <text:p>6.814.607.703<text:s/></text:p>
          </table:table-cell>
          <table:table-cell office:value-type="float" office:value="732976439.36037827" table:style-name="ce20">
            <text:p>732.976.439<text:s/></text:p>
          </table:table-cell>
          <table:table-cell office:value-type="float" office:value="977215808.15387738" table:style-name="ce20">
            <text:p>977.215.808<text:s/></text:p>
          </table:table-cell>
          <table:table-cell office:value-type="float" office:value="932276662.07601392" table:style-name="ce20">
            <text:p>932.276.662<text:s/></text:p>
          </table:table-cell>
          <table:table-cell office:value-type="float" office:value="594442838.27538502" table:style-name="ce20">
            <text:p>594.442.838<text:s/></text:p>
          </table:table-cell>
          <table:table-cell office:value-type="float" office:value="2019745235.7350867" table:style-name="ce20">
            <text:p>2.019.745.236<text:s/></text:p>
          </table:table-cell>
          <table:table-cell office:value-type="float" office:value="392072480.0735718" table:style-name="ce20">
            <text:p>392.072.480<text:s/></text:p>
          </table:table-cell>
          <table:table-cell office:value-type="float" office:value="5715572451.3762827" table:style-name="ce20">
            <text:p>5.715.572.451<text:s/></text:p>
          </table:table-cell>
          <table:table-cell office:value-type="float" office:value="21221279415.354767" table:style-name="ce20">
            <text:p>21.221.279.415<text:s/></text:p>
          </table:table-cell>
          <table:table-cell office:value-type="float" office:value="553570630.91337001" table:style-name="ce20">
            <text:p>553.570.631<text:s/></text:p>
          </table:table-cell>
          <table:table-cell office:value-type="float" office:value="274946166.77207434" table:style-name="ce20">
            <text:p>274.946.167<text:s/></text:p>
          </table:table-cell>
          <table:table-cell office:value-type="float" office:value="98677338.611776069" table:style-name="ce20">
            <text:p>98.677.339<text:s/></text:p>
          </table:table-cell>
          <table:table-cell office:value-type="float" office:value="6123144015.8542938" table:style-name="ce20">
            <text:p>6.123.144.016<text:s/></text:p>
          </table:table-cell>
          <table:table-cell office:value-type="float" office:value="4288854155.8041677" table:style-name="ce20">
            <text:p>4.288.854.156<text:s/></text:p>
          </table:table-cell>
          <table:table-cell office:value-type="float" office:value="387807140.25832015" table:style-name="ce20">
            <text:p>387.807.140<text:s/></text:p>
          </table:table-cell>
          <table:table-cell office:value-type="float" office:value="46675141437.158028" table:style-name="ce20">
            <text:p>46.675.141.437<text:s/></text:p>
          </table:table-cell>
          <table:table-cell office:value-type="float" office:value="187303835.74004045" table:style-name="ce20">
            <text:p>187.303.836<text:s/></text:p>
          </table:table-cell>
          <table:table-cell office:value-type="float" office:value="118046540101.79999" table:style-name="ce21">
            <text:p>118.046.540.102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7-05-18T14:42:06Z</dc:date>
    <meta:print-date>2011-05-12T16:46:54Z</meta:print-date>
    <meta:editing-cycles>38</meta:editing-cycles>
    <meta:editing-duration>PT3960S</meta:editing-duration>
  </office:meta>
</office:document-meta>
</file>